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0.6535in"/>
    </style:style>
    <style:style style:name="co14" style:family="table-column">
      <style:table-column-properties fo:break-before="auto" style:column-width="1.6102in"/>
    </style:style>
    <style:style style:name="co15" style:family="table-column">
      <style:table-column-properties fo:break-before="auto" style:column-width="1.55in"/>
    </style:style>
    <style:style style:name="co16" style:family="table-column">
      <style:table-column-properties fo:break-before="auto" style:column-width="4.1535in"/>
    </style:style>
    <style:style style:name="co17" style:family="table-column">
      <style:table-column-properties fo:break-before="auto" style:column-width="1.5736in"/>
    </style:style>
    <style:style style:name="co18" style:family="table-column">
      <style:table-column-properties fo:break-before="auto" style:column-width="0.6173in"/>
    </style:style>
    <style:style style:name="co19" style:family="table-column">
      <style:table-column-properties fo:break-before="auto" style:column-width="0.811in"/>
    </style:style>
    <style:style style:name="co20" style:family="table-column">
      <style:table-column-properties fo:break-before="auto" style:column-width="1.6583in"/>
    </style:style>
    <style:style style:name="co21" style:family="table-column">
      <style:table-column-properties fo:break-before="auto" style:column-width="1.4043in"/>
    </style:style>
    <style:style style:name="co22" style:family="table-column">
      <style:table-column-properties fo:break-before="auto" style:column-width="5.348in"/>
    </style:style>
    <style:style style:name="co23" style:family="table-column">
      <style:table-column-properties fo:break-before="auto" style:column-width="2.0728in"/>
    </style:style>
    <style:style style:name="co24" style:family="table-column">
      <style:table-column-properties fo:break-before="auto" style:column-width="0.7016in"/>
    </style:style>
    <style:style style:name="co25" style:family="table-column">
      <style:table-column-properties fo:break-before="auto" style:column-width="0.5417in"/>
    </style:style>
    <style:style style:name="co26" style:family="table-column">
      <style:table-column-properties fo:break-before="auto" style:column-width="1.148in"/>
    </style:style>
    <style:style style:name="co27" style:family="table-column">
      <style:table-column-properties fo:break-before="auto" style:column-width="1.6264in"/>
    </style:style>
    <style:style style:name="co28" style:family="table-column">
      <style:table-column-properties fo:break-before="auto" style:column-width="0.9035in"/>
    </style:style>
    <style:style style:name="co29" style:family="table-column">
      <style:table-column-properties fo:break-before="auto" style:column-width="3.3063in"/>
    </style:style>
    <style:style style:name="co30" style:family="table-column">
      <style:table-column-properties fo:break-before="auto" style:column-width="1.4409in"/>
    </style:style>
    <style:style style:name="co31" style:family="table-column">
      <style:table-column-properties fo:break-before="auto" style:column-width="0.5736in"/>
    </style:style>
    <style:style style:name="co32" style:family="table-column">
      <style:table-column-properties fo:break-before="auto" style:column-width="0.5634in"/>
    </style:style>
    <style:style style:name="co33" style:family="table-column">
      <style:table-column-properties fo:break-before="auto" style:column-width="1.2118in"/>
    </style:style>
    <style:style style:name="co34" style:family="table-column">
      <style:table-column-properties fo:break-before="auto" style:column-width="7.8256in"/>
    </style:style>
    <style:style style:name="co35" style:family="table-column">
      <style:table-column-properties fo:break-before="auto" style:column-width="0.6898in"/>
    </style:style>
    <style:style style:name="co36" style:family="table-column">
      <style:table-column-properties fo:break-before="auto" style:column-width="1.7673in"/>
    </style:style>
    <style:style style:name="co37" style:family="table-column">
      <style:table-column-properties fo:break-before="auto" style:column-width="4.8311in"/>
    </style:style>
    <style:style style:name="co38" style:family="table-column">
      <style:table-column-properties fo:break-before="auto" style:column-width="1.598in"/>
    </style:style>
    <style:style style:name="co39" style:family="table-column">
      <style:table-column-properties fo:break-before="auto" style:column-width="0.6417in"/>
    </style:style>
    <style:style style:name="co40" style:family="table-column">
      <style:table-column-properties fo:break-before="auto" style:column-width="1.7311in"/>
    </style:style>
    <style:style style:name="co41" style:family="table-column">
      <style:table-column-properties fo:break-before="auto" style:column-width="4.2016in"/>
    </style:style>
    <style:style style:name="co42" style:family="table-column">
      <style:table-column-properties fo:break-before="auto" style:column-width="1.7437in"/>
    </style:style>
    <style:style style:name="co43" style:family="table-column">
      <style:table-column-properties fo:break-before="auto" style:column-width="1.9252in"/>
    </style:style>
    <style:style style:name="co44" style:family="table-column">
      <style:table-column-properties fo:break-before="auto" style:column-width="2.0701in"/>
    </style:style>
    <style:style style:name="co45" style:family="table-column">
      <style:table-column-properties fo:break-before="auto" style:column-width="4.2866in"/>
    </style:style>
    <style:style style:name="co46" style:family="table-column">
      <style:table-column-properties fo:break-before="auto" style:column-width="2.022in"/>
    </style:style>
    <style:style style:name="co47" style:family="table-column">
      <style:table-column-properties fo:break-before="auto" style:column-width="5.328in"/>
    </style:style>
    <style:style style:name="co48" style:family="table-column">
      <style:table-column-properties fo:break-before="auto" style:column-width="1.5374in"/>
    </style:style>
    <style:style style:name="co49" style:family="table-column">
      <style:table-column-properties fo:break-before="auto" style:column-width="2.0098in"/>
    </style:style>
    <style:style style:name="co50" style:family="table-column">
      <style:table-column-properties fo:break-before="auto" style:column-width="5.5063in"/>
    </style:style>
    <style:style style:name="co51" style:family="table-column">
      <style:table-column-properties fo:break-before="auto" style:column-width="1.9346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291in" fo:break-before="auto" style:use-optimal-row-height="true"/>
    </style:style>
    <style:style style:name="ro7" style:family="table-row">
      <style:table-row-properties style:row-height="0.7811in" fo:break-before="auto" style:use-optimal-row-height="true"/>
    </style:style>
    <style:style style:name="ro8" style:family="table-row">
      <style:table-row-properties style:row-height="1.2374in" fo:break-before="auto" style:use-optimal-row-height="true"/>
    </style:style>
    <style:style style:name="ro9" style:family="table-row">
      <style:table-row-properties style:row-height="3.5071in" fo:break-before="auto" style:use-optimal-row-height="true"/>
    </style:style>
    <style:style style:name="ro10" style:family="table-row">
      <style:table-row-properties style:row-height="1.5417in" fo:break-before="auto" style:use-optimal-row-height="true"/>
    </style:style>
    <style:style style:name="ro11" style:family="table-row">
      <style:table-row-properties style:row-height="1.7in" fo:break-before="auto" style:use-optimal-row-height="true"/>
    </style:style>
    <style:style style:name="ro12" style:family="table-row">
      <style:table-row-properties style:row-height="0.9429in" fo:break-before="auto" style:use-optimal-row-height="true"/>
    </style:style>
    <style:style style:name="ro13" style:family="table-row">
      <style:table-row-properties style:row-height="1.3972in" fo:break-before="auto" style:use-optimal-row-height="true"/>
    </style:style>
    <style:style style:name="ro14" style:family="table-row">
      <style:table-row-properties style:row-height="2.6083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1.2457in" fo:break-before="auto" style:use-optimal-row-height="true"/>
    </style:style>
    <style:style style:name="ro17" style:family="table-row">
      <style:table-row-properties style:row-height="2.4571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0.4772in" fo:break-before="auto" style:use-optimal-row-height="true"/>
    </style:style>
    <style:style style:name="ro20" style:family="table-row">
      <style:table-row-properties style:row-height="1.0945in" fo:break-before="auto" style:use-optimal-row-height="true"/>
    </style:style>
    <style:style style:name="ro21" style:family="table-row">
      <style:table-row-properties style:row-height="2.6173in" fo:break-before="auto" style:use-optimal-row-height="true"/>
    </style:style>
    <style:style style:name="ro22" style:family="table-row">
      <style:table-row-properties style:row-height="2.0028in" fo:break-before="auto" style:use-optimal-row-height="true"/>
    </style:style>
    <style:style style:name="ro23" style:family="table-row">
      <style:table-row-properties style:row-height="2.172in" fo:break-before="auto" style:use-optimal-row-height="true"/>
    </style:style>
    <style:style style:name="ro24" style:family="table-row">
      <style:table-row-properties style:row-height="1.0417in" fo:break-before="auto" style:use-optimal-row-height="true"/>
    </style:style>
    <style:style style:name="ro25" style:family="table-row">
      <style:table-row-properties style:row-height="1.5575in" fo:break-before="auto" style:use-optimal-row-height="true"/>
    </style:style>
    <style:style style:name="ro26" style:family="table-row">
      <style:table-row-properties style:row-height="1.5484in" fo:break-before="auto" style:use-optimal-row-height="true"/>
    </style:style>
    <style:style style:name="ro27" style:family="table-row">
      <style:table-row-properties style:row-height="0.3256in" fo:break-before="auto" style:use-optimal-row-height="true"/>
    </style:style>
    <style:style style:name="ro28" style:family="table-row">
      <style:table-row-properties style:row-height="0.8465in" fo:break-before="auto" style:use-optimal-row-height="true"/>
    </style:style>
    <style:style style:name="ro29" style:family="table-row">
      <style:table-row-properties style:row-height="1.3898in" fo:break-before="auto" style:use-optimal-row-height="true"/>
    </style:style>
    <style:style style:name="ro30" style:family="table-row">
      <style:table-row-properties style:row-height="0.9335in" fo:break-before="auto" style:use-optimal-row-height="true"/>
    </style:style>
    <style:style style:name="ro31" style:family="table-row">
      <style:table-row-properties style:row-height="0.1736in" fo:break-before="auto" style:use-optimal-row-height="true"/>
    </style:style>
    <style:style style:name="ro32" style:family="table-row">
      <style:table-row-properties style:row-height="1.6937in" fo:break-before="auto" style:use-optimal-row-height="true"/>
    </style:style>
    <style:style style:name="ro33" style:family="table-row">
      <style:table-row-properties style:row-height="2.7465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3472in" fo:break-before="auto" style:use-optimal-row-height="true"/>
    </style:style>
    <style:style style:name="ro36" style:family="table-row">
      <style:table-row-properties style:row-height="0.1752in" fo:break-before="auto" style:use-optimal-row-height="true"/>
    </style:style>
    <style:style style:name="ro37" style:family="table-row">
      <style:table-row-properties style:row-height="1.8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6" style:family="table-cell" style:parent-style-name="Default" style:data-style-name="N100">
      <style:table-cell-properties fo:wrap-option="wrap" fo:padding-bottom="0.0193in" fo:padding-left="0.0138in" fo:padding-right="0.0138in" fo:padding-top="0.0193in"/>
    </style:style>
    <style:style style:name="ce7" style:family="table-cell" style:parent-style-name="Default">
      <style:table-cell-properties fo:wrap-option="wrap"/>
      <style:text-properties style:font-size-complex="5.65000009536743pt"/>
    </style:style>
    <style:style style:name="ce8" style:family="table-cell" style:parent-style-name="Default">
      <style:table-cell-properties fo:wrap-option="wrap"/>
      <style:text-properties style:font-size-complex="5.69999980926514pt"/>
    </style:style>
    <style:style style:name="ce9" style:family="table-cell" style:parent-style-name="Default">
      <style:table-cell-properties fo:wrap-option="wrap"/>
      <style:text-properties style:font-name="F" style:font-name-asian="F" style:font-name-complex="F" style:font-size-complex="5.65000009536743pt"/>
    </style:style>
    <style:style style:name="ce10"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style>
    <style:style style:name="ce12" style:family="table-cell" style:parent-style-name="Default">
      <style:table-cell-properties style:text-align-source="fix" style:repeat-content="false" fo:wrap-option="wrap"/>
      <style:paragraph-properties fo:text-align="start"/>
    </style:style>
    <style:style style:name="ce13" style:family="table-cell" style:parent-style-name="Default" style:data-style-name="N100">
      <style:table-cell-properties style:text-align-source="fix" style:repeat-content="false" fo:wrap-option="wrap"/>
      <style:paragraph-properties fo:text-align="center"/>
    </style:style>
    <style:style style:name="ce14"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5" style:family="table-cell" style:parent-style-name="Default" style:data-style-name="N100">
      <style:table-cell-properties style:text-align-source="fix" style:repeat-content="false"/>
      <style:paragraph-properties fo:text-align="end"/>
    </style:style>
    <style:style style:name="ce16"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end"/>
    </style:style>
    <style:style style:name="ce18" style:family="table-cell" style:parent-style-name="Default">
      <style:table-cell-properties fo:wrap-option="wrap" fo:padding-bottom="0.0193in" fo:padding-left="0.0138in" fo:padding-right="0.0138in" fo:padding-top="0.0193in"/>
    </style:style>
    <style:style style:name="ce19" style:family="table-cell" style:parent-style-name="Default">
      <style:table-cell-properties style:text-align-source="fix" style:repeat-content="false"/>
      <style:paragraph-properties fo:text-align="center"/>
    </style:style>
    <style:style style:name="ce2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21" style:family="table-cell" style:parent-style-name="Default" style:data-style-name="N100">
      <style:table-cell-properties fo:wrap-option="wrap"/>
      <style:text-properties fo:font-weight="normal" style:font-weight-asian="normal" style:font-weight-complex="normal"/>
    </style:style>
    <style:style style:name="ce22" style:family="table-cell" style:parent-style-name="Default" style:data-style-name="N100">
      <style:table-cell-properties fo:wrap-option="wrap"/>
      <style:text-properties style:font-size-complex="5.65000009536743pt"/>
    </style:style>
    <style:style style:name="ce23" style:family="table-cell" style:parent-style-name="Default" style:data-style-name="N100">
      <style:table-cell-properties fo:wrap-option="wrap"/>
      <style:text-properties fo:font-size="10pt" style:font-size-asian="8pt" style:font-size-complex="4.55000019073486pt"/>
    </style:style>
    <style:style style:name="ce24" style:family="table-cell" style:parent-style-name="Default" style:data-style-name="N100">
      <style:table-cell-properties fo:wrap-option="wrap"/>
      <style:text-properties fo:font-size="10pt" style:font-size-asian="6.5pt" style:font-size-complex="3.70000004768372pt"/>
    </style:style>
    <style:style style:name="ce25"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6"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style:text-properties fo:font-size="10pt" style:font-size-asian="10pt" style:font-size-complex="10pt"/>
    </style:style>
    <style:style style:name="ce28"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9" style:family="table-cell" style:parent-style-name="Default" style:data-style-name="N100">
      <style:table-cell-properties fo:wrap-option="wrap"/>
      <style:text-properties style:font-size-complex="5.69999980926514pt"/>
    </style:style>
    <style:style style:name="ce30" style:family="table-cell" style:parent-style-name="Default" style:data-style-name="N100">
      <style:table-cell-properties fo:wrap-option="wrap"/>
      <style:text-properties style:font-name="F" style:font-name-asian="F" style:font-name-complex="F" style:font-size-complex="5.65000009536743pt"/>
    </style:style>
    <style:style style:name="ce3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2"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3" style:family="table-cell" style:parent-style-name="Default">
      <style:table-cell-properties style:text-align-source="fix" style:repeat-content="false"/>
      <style:paragraph-properties fo:text-align="end"/>
    </style:style>
    <style:style style:name="ce34"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8"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4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44"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5"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6"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48"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49"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0" style:family="table-cell" style:parent-style-name="Default">
      <style:table-cell-properties style:text-align-source="fix" style:repeat-content="false"/>
      <style:paragraph-properties fo:text-align="start"/>
    </style:style>
    <style:style style:name="ce51"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5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53" style:family="table-cell" style:parent-style-name="Default" style:data-style-name="N100">
      <style:table-cell-properties fo:wrap-option="wrap"/>
      <style:text-properties style:font-name="Arial" style:font-name-asian="Arial Unicode MS" style:font-name-complex="Arial Unicode MS"/>
    </style:style>
    <style:style style:name="ce54" style:family="table-cell" style:parent-style-name="Default" style:data-style-name="N100"/>
    <style:style style:name="ce5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5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fo:wrap-option="wrap"/>
      <style:text-properties fo:language="en" fo:country="US" style:language-asian="en" style:country-asian="US" style:language-complex="en" style:country-complex="US"/>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1" style:family="table-cell" style:parent-style-name="Default" style:data-style-name="N100">
      <style:table-cell-properties fo:wrap-option="wrap"/>
      <style:text-properties fo:font-weight="normal" style:font-weight-asian="bold" style:font-size-complex="5.65000009536743pt" style:font-weight-complex="bold"/>
    </style:style>
    <style:style style:name="ce62" style:family="table-cell" style:parent-style-name="Default" style:data-style-name="N100">
      <style:table-cell-properties style:text-align-source="fix" style:repeat-content="false" fo:wrap-option="no-wrap"/>
      <style:paragraph-properties fo:text-align="start"/>
    </style:style>
    <style:style style:name="ce6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6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style:font-name-asian="F" style:font-name-complex="F" style:font-size-complex="5.69999980926514pt"/>
    </style:style>
    <style:style style:name="T6" style:family="text">
      <style:text-properties fo:font-size="10pt" style:font-name-asian="F" style:font-size-asian="10pt" style:font-name-complex="F" style:font-size-complex="5.69999980926514pt"/>
    </style:style>
    <style:style style:name="T7" style:family="text">
      <style:text-properties fo:font-weight="bold" style:font-weight-asian="bold" style:font-weight-complex="bold"/>
    </style:style>
    <style:style style:name="T8" style:family="text">
      <style:text-properties fo:font-weight="bold" style:font-name-asian="F" style:font-weight-asian="bold" style:font-name-complex="F" style:font-size-complex="5.69999980926514pt" style:font-weight-complex="bold"/>
    </style:style>
    <style:style style:name="T9" style:family="text">
      <style:text-properties style:font-weight-asian="bold" style:font-size-complex="5.69999980926514pt" style:font-weight-complex="bold"/>
    </style:style>
    <style:style style:name="T10" style:family="text">
      <style:text-properties fo:font-size="10pt" fo:font-weight="bold" style:font-size-asian="10pt" style:font-weight-asian="bold" style:font-size-complex="5.69999980926514pt" style:font-weight-complex="bold"/>
    </style:style>
    <style:style style:name="T11" style:family="text">
      <style:text-properties style:font-size-asian="6.5pt" style:font-size-complex="3.70000004768372pt"/>
    </style:style>
    <style:style style:name="T12" style:family="text">
      <style:text-properties fo:font-weight="bold" style:font-size-asian="6.5pt" style:font-weight-asian="bold" style:font-size-complex="3.70000004768372pt" style:font-weight-complex="bold"/>
    </style:style>
    <style:style style:name="T13" style:family="text">
      <style:text-properties fo:font-size="10pt" fo:font-weight="normal" style:font-size-asian="10pt" style:font-weight-asian="normal" style:font-size-complex="5.69999980926514pt" style:font-weight-complex="normal"/>
    </style:style>
    <style:style style:name="T1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5" style:family="text">
      <style:text-properties style:font-size-asian="8pt" style:font-size-complex="4.59999990463257pt"/>
    </style:style>
    <style:style style:name="T16"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9" style:family="text">
      <style:text-properties style:font-size-asian="4.5pt" style:font-size-complex="2.59999990463257pt"/>
    </style:style>
    <style:style style:name="T20" style:family="text">
      <style:text-properties fo:font-weight="bold" style:font-size-asian="8pt" style:font-weight-asian="bold" style:font-size-complex="4.59999990463257pt" style:font-weight-complex="bold"/>
    </style:style>
    <style:style style:name="T21" style:family="text">
      <style:text-properties style:font-name="F" fo:font-size="10pt" style:font-name-asian="F" style:font-size-asian="10pt" style:font-name-complex="F" style:font-size-complex="5.69999980926514pt"/>
    </style:style>
    <style:style style:name="T22" style:family="text">
      <style:text-properties style:text-position="super 58%"/>
    </style:style>
    <style:style style:name="T23" style:family="text">
      <style:text-properties fo:font-weight="normal" style:font-weight-asian="normal" style:font-weight-complex="normal"/>
    </style:style>
    <style:style style:name="T24" style:family="text">
      <style:text-properties style:text-position="super 58%" style:font-size-complex="5.69999980926514pt"/>
    </style:style>
    <style:style style:name="T25"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7" style:family="text">
      <style:text-properties style:font-size-asian="10pt" style:font-size-complex="5.69999980926514pt"/>
    </style:style>
    <style:style style:name="T28" style:family="text">
      <style:text-properties style:font-name="F" fo:font-size="10pt" style:font-name-asian="F" style:font-size-asian="10pt" style:font-name-complex="F" style:font-size-complex="10pt"/>
    </style:style>
    <style:style style:name="T29" style:family="text">
      <style:text-properties style:font-name="F" fo:font-size="10pt" fo:font-style="normal" fo:font-weight="bold" style:font-name-asian="F" style:font-size-asian="10pt" style:font-style-asian="normal" style:font-weight-asian="bold" style:font-name-complex="F" style:font-size-complex="10pt" style:font-style-complex="normal" style:font-weight-complex="bold"/>
    </style:style>
    <style:style style:name="T30" style:family="text">
      <style:text-properties style:font-name="F" fo:font-size="10pt" fo:font-weight="bold" style:font-name-asian="F" style:font-size-asian="10pt" style:font-weight-asian="bold" style:font-name-complex="F" style:font-size-complex="10pt" style:font-weight-complex="bold"/>
    </style:style>
    <style:style style:name="T31" style:family="text">
      <style:text-properties style:font-name="F" fo:font-size="12pt" style:font-name-asian="F" style:font-name-complex="F" style:font-size-complex="5.69999980926514pt"/>
    </style:style>
    <style:style style:name="T32" style:family="text">
      <style:text-properties style:font-name="F" fo:font-size="10pt" fo:font-weight="bold" style:font-name-asian="F" style:font-size-asian="10pt" style:font-weight-asian="bold" style:font-name-complex="F" style:font-size-complex="5.69999980926514pt" style:font-weight-complex="bold"/>
    </style:style>
    <style:style style:name="T33" style:family="text">
      <style:text-properties fo:font-size="10pt" fo:font-weight="bold" style:font-name-asian="F" style:font-size-asian="10pt" style:font-weight-asian="bold" style:font-name-complex="F" style:font-size-complex="5.69999980926514pt" style:font-weight-complex="bold"/>
    </style:style>
    <style:style style:name="T34" style:family="text">
      <style:text-properties style:font-name="F" style:font-name-asian="F" style:font-name-complex="F" style:font-size-complex="5.69999980926514pt"/>
    </style:style>
    <style:style style:name="T35" style:family="text">
      <style:text-properties style:font-name="F" fo:font-weight="bold" style:font-name-asian="F" style:font-weight-asian="bold" style:font-name-complex="F" style:font-size-complex="5.69999980926514pt" style:font-weight-complex="bold"/>
    </style:style>
    <style:style style:name="T36"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7"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38" style:family="text">
      <style:text-properties fo:font-weight="bold" style:font-size-asian="10pt" style:font-weight-asian="bold" style:font-size-complex="5.69999980926514pt" style:font-weight-complex="bold"/>
    </style:style>
    <style:style style:name="T39" style:family="text">
      <style:text-properties fo:font-size="6.5pt" style:font-size-asian="6.5pt" style:font-size-complex="3.70000004768372pt"/>
    </style:style>
    <style:style style:name="T40" style:family="text">
      <style:text-properties style:text-position="super 58%" fo:font-size="6.5pt" style:font-size-asian="6.5pt" style:font-size-complex="3.70000004768372pt"/>
    </style:style>
    <style:style style:name="T41" style:family="text">
      <style:text-properties style:text-position="super 58%" fo:font-size="10pt" style:font-size-asian="10pt" style:font-size-complex="5.69999980926514pt"/>
    </style:style>
    <style:style style:name="T42" style:family="text">
      <style:text-properties style:text-position="super 58%" fo:font-weight="bold" style:font-weight-asian="bold" style:font-size-complex="5.69999980926514pt" style:font-weight-complex="bold"/>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5"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Spanish-</text:span><text:span text:style-name="T1">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7"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7"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8"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7">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8"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rest </text:span><text:span text:style-name="T1">after the accident. He had many disagreements and fights with his older brother, and it </text:span><text:span text:style-name="T1">seemed to be impossible to get along. All of the trouble occurred over the fact that Robert </text:span><text:span text:style-name="T1">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8"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ext:span><text:span text:style-name="T1">the major and minor time factors which repeat in the history of nations, men and markets.</text:span></text:p>
          </table:table-cell>
          <table:table-cell table:number-columns-repeated="1019"/>
        </table:table-row>
        <table:table-row table:style-name="ro8">
          <table:table-cell/>
          <table:table-cell office:value-type="float" office:value="81">
            <text:p>81</text:p>
          </table:table-cell>
          <table:table-cell office:value-type="string">
            <text:p>Article is dated January 28, 1927.</text:p>
          </table:table-cell>
          <table:table-cell/>
          <table:table-cell table:style-name="ce8"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9">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9" office:value-type="string">
            <text:p><text:span text:style-name="T5"><text:s/></text:span><text:span text:style-name="T5">Robert said, “I have made a great study of wars in the past and how conditions changed; how at </text:span><text:span text:style-name="T5">one time Spain was the mistress of the seas and later Rome was the controlling nation; then </text:span><text:span text:style-name="T5">England ruled the waves and London was the banking center of the world. Then came the great</text:span></text:p>
            <text:p><text:span text:style-name="T5">war in 1914 which changed everything. England lost control of the seas. She lost her power as the </text:span><text:span text:style-name="T5">great banking nation of the world. The gold supply of the world flowed rapidly to the United </text:span><text:span text:style-name="T5">States and in the dark days of 1917, when England and France, after being deserted</text:span><text:span text:style-name="T6"> by Russia, </text:span><text:span text:style-name="T6">were fighting with their backs to the wall, </text:span><text:span text:style-name="T5">the United States, the land of love and liberty, came to </text:span><text:span text:style-name="T5">the rescue, helped to defeat the Germans and saved England and France. At that time they were </text:span><text:span text:style-name="T5">seemingly very grateful, but after the war conditions changed. The United States was no longer in </text:span><text:span text:style-name="T5">debt to foreign countries but was now the banking nation of the world and the foreign countries </text:span><text:span text:style-name="T5">owed large sums of money to the United States. This country has continued to prosper since the </text:span><text:span text:style-name="T5">war, the gold supply of the world now rests here. Our former friends have become jealous of the </text:span><text:span text:style-name="T5">prosperity we enjoy and the power that we now hold in financial affairs which once belonged to</text:span></text:p>
            <text:p><text:span text:style-name="T5">England. Some of the foreign countries do not want to pay their obligations and this jealousy can </text:span><text:span text:style-name="T5">lead to nothing else but war, as it always has in the past. I hope to be ready when that war comes </text:span><text:span text:style-name="T5">with my great airplane, and other inventions to help defend my country and later promote a lasting </text:span><text:span text:style-name="T5">peace based on love and goodwill. The United States began as a land of liberty and has always set </text:span><text:span text:style-name="T5">an example for the balance of the world and I hope to see the day when our country will take the </text:span><text:span text:style-name="T5">lead in establishing universal peace and the brotherhood of man. Captain Lindberg’s flight </text:span><text:span text:style-name="T5">confirms my studies and forecasts of the future. Aviation will be developed rapidly and nations </text:span><text:span text:style-name="T5">will want to try these new discoveries and inventions to conquer other nations, and war is </text:span><text:span text:style-name="T5">inevitable. The Bible prophets foretold it, and my studies of the cycle theory also indicate that we </text:span><text:span text:style-name="T5">are in a period where cycles will repeat which have caused war in the past.”</text:span></text:p>
          </table:table-cell>
          <table:table-cell table:number-columns-repeated="1019"/>
        </table:table-row>
        <table:table-row table:style-name="ro7">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7">wars would be no more</text:span>, and that men would see no evil in their fellow-men as Eric saw no evil in Molly’s sacrifice but knew and understood that great love for him was the motive that prompted her actions.</text:p>
          </table:table-cell>
          <table:table-cell table:style-name="ce11"/>
          <table:table-cell table:style-name="ce13"/>
          <table:table-cell table:style-name="ce4" table:number-columns-repeated="1017"/>
        </table:table-row>
        <table:table-row table:style-name="ro7" table:number-rows-repeated="25">
          <table:table-cell table:style-name="ce4" table:number-columns-repeated="3"/>
          <table:table-cell/>
          <table:table-cell table:style-name="ce11"/>
          <table:table-cell table:style-name="ce4" table:number-columns-repeated="1019"/>
        </table:table-row>
        <table:table-row table:style-name="ro7" table:number-rows-repeated="4">
          <table:table-cell table:number-columns-repeated="4"/>
          <table:table-cell table:style-name="ce12"/>
          <table:table-cell table:number-columns-repeated="1019"/>
        </table:table-row>
        <table:table-row table:style-name="ro7" table:number-rows-repeated="1048534">
          <table:table-cell table:number-columns-repeated="1024"/>
        </table:table-row>
        <table:table-row table:style-name="ro7">
          <table:table-cell table:number-columns-repeated="1024"/>
        </table:table-row>
      </table:table>
      <table:table table:name="War events" table:style-name="ta1" table:print="false">
        <table:table-column table:style-name="co8" table:default-cell-style-name="ce15"/>
        <table:table-column table:style-name="co9" table:default-cell-style-name="ce15"/>
        <table:table-column table:style-name="co10" table:default-cell-style-name="ce3"/>
        <table:table-column table:style-name="co11" table:default-cell-style-name="ce17"/>
        <table:table-column table:style-name="co12" table:default-cell-style-name="ce4"/>
        <table:table-column table:style-name="co10" table:default-cell-style-name="ce2"/>
        <table:table-column table:style-name="co7" table:number-columns-repeated="1018" table:default-cell-style-name="Default"/>
        <table:table-row table:style-name="ro4">
          <table:table-cell table:style-name="ce14" office:value-type="string">
            <text:p>Chapter</text:p>
          </table:table-cell>
          <table:table-cell table:style-name="ce14" office:value-type="string">
            <text:p>Page</text:p>
          </table:table-cell>
          <table:table-cell table:style-name="ce1" office:value-type="string">
            <text:p>Timestamp given</text:p>
          </table:table-cell>
          <table:table-cell table:style-name="ce16" office:value-type="string">
            <text:p>Actual timestamp</text:p>
          </table:table-cell>
          <table:table-cell table:style-name="ce1" office:value-type="string">
            <text:p>Event</text:p>
          </table:table-cell>
          <table:table-cell table:style-name="ce16" office:value-type="string">
            <text:p>Notes/Comments</text:p>
          </table:table-cell>
          <table:table-cell table:style-name="ce19"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9"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9" table:number-columns-repeated="1018"/>
        </table:table-row>
        <table:table-row table:style-name="ro10">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9" office:value-type="string">
            <text:p><text:span text:style-name="T5">He read the 12th verse [of Daniel]:</text:span></text:p>
            <text:p><text:span text:style-name="T5">“</text:span><text:span text:style-name="T5">Blesseth is he that waiteth, and cometh to the thousand</text:span></text:p>
            <text:p><text:span text:style-name="T5">three hundred and five and thirty days.”</text:span></text:p>
            <text:p><text:span text:style-name="T5">Robert believed that he understood the cycle and knew</text:span></text:p>
            <text:p><text:span text:style-name="T5">the number of years, months and days referred to in</text:span></text:p>
            <text:p><text:span text:style-name="T5">Daniel’s prophecies. Calculated that from </text:span><text:span text:style-name="T8">March, 1931</text:span><text:span text:style-name="T5">,</text:span></text:p>
            <text:p><text:span text:style-name="T5">until the end of </text:span><text:span text:style-name="T8">June, 1932</text:span><text:span text:style-name="T5">, would be troublesome times</text:span></text:p>
            <text:p><text:span text:style-name="T5">for the United States. Depression, war and panic would</text:span></text:p>
            <text:p><text:span text:style-name="T5">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9"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7">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11">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11" table:number-rows-repeated="1048568">
          <table:table-cell table:number-columns-repeated="1024"/>
        </table:table-row>
        <table:table-row table:style-name="ro11">
          <table:table-cell table:number-columns-repeated="1024"/>
        </table:table-row>
      </table:table>
      <table:table table:name="RG events at age given" table:style-name="ta1" table:print="false">
        <table:table-column table:style-name="co13" table:number-columns-repeated="2"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7" table:default-cell-style-name="ce33"/>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1" office:value-type="string">
            <text:p>Age</text:p>
          </table:table-cell>
        </table:table-row>
        <table:table-row table:style-name="ro2">
          <table:table-cell table:number-columns-repeated="2" table:style-name="ce20" office:value-type="string">
            <text:p>1</text:p>
          </table:table-cell>
          <table:table-cell table:style-name="ce20" office:value-type="string">
            <text:p>Late Saturday night, June 9, 1906, Texarkana, Texas</text:p>
          </table:table-cell>
          <table:table-cell table:style-name="ce20"/>
          <table:table-cell table:style-name="Default" office:value-type="string">
            <text:p>Robert Gordon is born.</text:p>
          </table:table-cell>
          <table:table-cell table:style-name="ce20"/>
          <table:table-cell table:style-name="ce32"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5">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When Robert was a little over two years old, his</text:span></text:p>
            <text:p><text:span text:style-name="T1">mother gave birth to a girl, the first born to her</text:span></text:p>
          </table:table-cell>
          <table:table-cell/>
          <table:table-cell office:value-type="float" office:value="2">
            <text:p>2</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At about the age of five, his mother began to teach</text:span></text:p>
            <text:p><text:span text:style-name="T1">him the alphabet. He learned very quickly how to read</text:span></text:p>
            <text:p><text:span text:style-name="T1">and write, before he started to school.</text:span></text:p>
          </table:table-cell>
          <table:table-cell/>
          <table:table-cell office:value-type="float" office:value="5">
            <text:p>5</text:p>
          </table:table-cell>
        </table:table-row>
        <table:table-row table:style-name="ro2">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12">
          <table:table-cell office:value-type="string">
            <text:p>2</text:p>
          </table:table-cell>
          <table:table-cell office:value-type="string">
            <text:p>13</text:p>
          </table:table-cell>
          <table:table-cell table:number-columns-repeated="2"/>
          <table:table-cell office:value-type="string">
            <text:p><text:span text:style-name="T1"><text:s/></text:span><text:span text:style-name="T1">when Robert was about thirteen years of age, that there</text:span></text:p>
            <text:p><text:span text:style-name="T1">was no use trying to keep him on the farm, but that</text:span></text:p>
            <text:p><text:span text:style-name="T1">he should be sent away to Texarkana to school, to learn</text:span></text:p>
            <text:p><text:span text:style-name="T1">something and to become interested in the things along</text:span></text:p>
            <text:p><text:span text:style-name="T1">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21" office:value-type="string">
            <text:p><text:span text:style-name="T9">“</text:span><text:span text:style-name="T9">Bobbie,” said his mother, “you are little over</text:span></text:p>
            <text:p><text:span text:style-name="T9">fifteen years old, and this is only puppy love, or what</text:span></text:p>
            <text:p><text:span text:style-name="T9">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13">
          <table:table-cell office:value-type="string">
            <text:p>3</text:p>
          </table:table-cell>
          <table:table-cell office:value-type="string">
            <text:p>23</text:p>
          </table:table-cell>
          <table:table-cell office:value-type="string">
            <text:p>June, 1921</text:p>
          </table:table-cell>
          <table:table-cell/>
          <table:table-cell office:value-type="string">
            <text:p><text:span text:style-name="T1"><text:s/></text:span><text:span text:style-name="T1">In June, 1921, Robert Gordon and Walter Kennelworth</text:span></text:p>
            <text:p><text:span text:style-name="T1">were in the graduating class.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Default"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4">
          <table:table-cell office:value-type="string">
            <text:p>13</text:p>
          </table:table-cell>
          <table:table-cell office:value-type="string">
            <text:p>157</text:p>
          </table:table-cell>
          <table:table-cell office:value-type="string">
            <text:p>Wednesday morning, June 8, 1927</text:p>
          </table:table-cell>
          <table:table-cell/>
          <table:table-cell table:style-name="ce22"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text:span><text:span text:style-name="T1">as she saw it, would come to him. So he really began to plan and hope and get ready for </text:span><text:span text:style-name="T1">a marriage to take place on his birthday. </text:span><text:span text:style-name="T2"><text:s/>He was so happy over this sudden thought, so </text:span><text:span text:style-name="T2">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0">something in it</text:span><text:span text:style-name="T2">, that Marie might have had some plan of this kind in mind.</text:span></text:p>
          </table:table-cell>
          <table:table-cell/>
          <table:table-cell office:value-type="string">
            <text:p>About 21</text:p>
          </table:table-cell>
        </table:table-row>
        <table:table-row table:style-name="ro12">
          <table:table-cell office:value-type="string">
            <text:p>13</text:p>
          </table:table-cell>
          <table:table-cell office:value-type="string">
            <text:p>158</text:p>
          </table:table-cell>
          <table:table-cell office:value-type="string">
            <text:p>Wednesday, June 8, 1927</text:p>
          </table:table-cell>
          <table:table-cell/>
          <table:table-cell table:style-name="ce23"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5">
          <table:table-cell office:value-type="string">
            <text:p>13</text:p>
          </table:table-cell>
          <table:table-cell office:value-type="string">
            <text:p>160</text:p>
          </table:table-cell>
          <table:table-cell office:value-type="string">
            <text:p>Wednesday, June 8, 1927</text:p>
          </table:table-cell>
          <table:table-cell/>
          <table:table-cell table:style-name="ce24" office:value-type="string">
            <text:p><text:span text:style-name="T11">After Robert had talked with Walter, the bellboy came and brought a </text:span><text:span text:style-name="T12">special-delivery </text:span><text:span text:style-name="T12">letter and a telegram</text:span><text:span text:style-name="T11">. Robert opened the telegram hurriedly, hoping that it was </text:span><text:span text:style-name="T11">something from Marie, but found it was a</text:span></text:p>
            <text:p><text:span text:style-name="T11">telegram from his mother in which she congratulated him on his birthday the following </text:span><text:span text:style-name="T11">day, and encouraged him to hope for the best and not give way to despair in case Marie </text:span><text:span text:style-name="T11">did not show up. The special-delivery letter was also from Robert's mother. <text:s/>RG is looking </text:span><text:span text:style-name="T11">forward to his birthday with great hopes and expectations. </text:span><text:span text:style-name="T12">His 21st birthday meant a </text:span><text:span text:style-name="T12">great deal to him, meant more than any other birthday because he hoped that it </text:span><text:span text:style-name="T12">would bring Marie.</text:span><text:span text:style-name="T11"> <text:s/>Robert prayed his usual night prayer for the protection of Marie and </text:span><text:span text:style-name="T11">went to sleep, to dream of his birthday.</text:span></text:p>
          </table:table-cell>
          <table:table-cell/>
          <table:table-cell office:value-type="string">
            <text:p>About 21</text:p>
          </table:table-cell>
        </table:table-row>
        <table:table-row table:style-name="ro13">
          <table:table-cell office:value-type="string">
            <text:p>13</text:p>
          </table:table-cell>
          <table:table-cell office:value-type="string">
            <text:p>162</text:p>
          </table:table-cell>
          <table:table-cell office:value-type="string">
            <text:p>Thursday, June 9, 1927</text:p>
          </table:table-cell>
          <table:table-cell/>
          <table:table-cell table:style-name="ce22"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3">"This is going to be a real </text:span><text:span text:style-name="T13">happy </text:span><text:span text:style-name="T4">birthday. I am making money fast now in wheat and cotton and will soon be </text:span><text:span text:style-name="T4">making money in stocks." <text:s/></text:span><text:span text:style-name="T13"><text:s/>He figured up his profits on Cotton, Wheat </text:span><text:span text:style-name="T1">and Stocks and</text:span><text:span text:style-name="T3"> on </text:span><text:span text:style-name="T3">this birthday he was worth $30,000.</text:span><text:span text:style-name="T1"> <text:s/></text:span><text:span text:style-name="T2"><text:s/>He decided to forget about the market as </text:span><text:span text:style-name="T10">everything </text:span><text:span text:style-name="T3">was moving along his way</text:span><text:span text:style-name="T1"> and returned to the hotel to wait for news of </text:span><text:span text:style-name="T1">Marie. <text:s/></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1 o'clock, Thursday, June 9, 1927</text:p>
          </table:table-cell>
          <table:table-cell/>
          <table:table-cell table:style-name="ce25" office:value-type="string">
            <text:p><text:span text:style-name="T14">When 11 o'clock came Robert's mind reverted back to Sunday when he was </text:span><text:span text:style-name="T14">watching the clock in the Union Station, hoping and waiting for Marie to appear. </text:span><text:span text:style-name="T15">Robert became a little restless and more than anxious as the minutes went by. </text:span></text:p>
          </table:table-cell>
          <table:table-cell/>
          <table:table-cell office:value-type="float" office:value="21">
            <text:p>21</text:p>
          </table:table-cell>
        </table:table-row>
        <table:table-row table:style-name="ro16">
          <table:table-cell office:value-type="string">
            <text:p>13</text:p>
          </table:table-cell>
          <table:table-cell office:value-type="string">
            <text:p>162</text:p>
          </table:table-cell>
          <table:table-cell office:value-type="string">
            <text:p>12 o'clock, Thursday, June 9, 1927</text:p>
          </table:table-cell>
          <table:table-cell/>
          <table:table-cell table:style-name="ce26" office:value-type="string">
            <text:p><text:span text:style-name="T16">The clock struck twelve on his birthday and no Marie and no news from her.</text:span><text:span text:style-name="T17"> A few </text:span><text:span text:style-name="T17">minutes after 12 his bell rang and a messenger boy appeared with a telegram. "Ah," </text:span><text:span text:style-name="T17">Robert thought, "this is from Marie or some news from her." But it was a telegram of </text:span><text:span text:style-name="T17">congratulations from his old pal, Walter, who asked that he convey the first news which </text:span><text:span text:style-name="T17">he received in regard to Marie and stated that he hoped be <text:s/></text:span><text:span text:style-name="T18">fore the day was over he </text:span><text:span text:style-name="T18">could congratulate Robert on </text:span><text:span text:style-name="T17">his marriage to Marie. </text:span></text:p>
          </table:table-cell>
          <table:table-cell/>
          <table:table-cell office:value-type="float" office:value="21">
            <text:p>21</text:p>
          </table:table-cell>
        </table:table-row>
        <table:table-row table:style-name="ro13">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27" office:value-type="string">
            <text:p><text:span text:style-name="T18"><text:s/></text:span><text:span text:style-name="T19">A little later in the day Robert received a long telegram from Mr. Kennelworth, </text:span><text:span text:style-name="T19">congratulating him on his birthday and offering words of encouragement, also telling </text:span><text:span text:style-name="T19">Robert that he expected to leave Texarkana on Friday night, June 10th, and </text:span><text:span text:style-name="T15">arrive in St. </text:span><text:span text:style-name="T15">Louis some time in the morning and that Robert should be ready to start with him to New </text:span><text:span text:style-name="T15">York, as he wanted to be there when Lindbergh arrived. Robert received another </text:span><text:span text:style-name="T15">telegram from his mother congratulating him on his birthday and wishing him every </text:span><text:span text:style-name="T15">success and happiness. <text:s text:c="2"/></text:span></text:p>
          </table:table-cell>
          <table:table-cell/>
          <table:table-cell office:value-type="float" office:value="21">
            <text:p>21</text:p>
          </table:table-cell>
        </table:table-row>
        <table:table-row table:style-name="ro17">
          <table:table-cell office:value-type="string">
            <text:p>13</text:p>
          </table:table-cell>
          <table:table-cell office:value-type="string">
            <text:p>163</text:p>
          </table:table-cell>
          <table:table-cell office:value-type="string">
            <text:p>2 o'clock, Thursday, June 9, 1927</text:p>
          </table:table-cell>
          <table:table-cell/>
          <table:table-cell table:style-name="ce27" office:value-type="string">
            <text:p><text:span text:style-name="T15">These messages were very encouraging but it was now</text:span></text:p>
            <text:p><text:span text:style-name="T15">2 o'clock and Robert began to be keenly disappointed -- he</text:span></text:p>
            <text:p><text:span text:style-name="T15">had raised his hopes so high that Marie would appear</text:span></text:p>
            <text:p><text:span text:style-name="T15">or some news would come. He paced the floor in anxiety,</text:span></text:p>
            <text:p><text:span text:style-name="T15">his heart beating rapidly and was forced to admit</text:span></text:p>
            <text:p><text:span text:style-name="T15">to himself that he had been over hopeful. He started</text:span></text:p>
            <text:p><text:span text:style-name="T15">to send a telegram to Mr. Kennelworth asking him to</text:span></text:p>
            <text:p><text:span text:style-name="T15">wire or 'phone just as soon as possible if any news</text:span></text:p>
            <text:p><text:span text:style-name="T15">had been received of Marie and asked him to call up</text:span></text:p>
            <text:p><text:span text:style-name="T15">Marie's parents and find out if they had heard anything.</text:span></text:p>
            <text:p><text:span text:style-name="T20">Minutes now began to drag slowly, as they had on Sunday</text:span></text:p>
            <text:p><text:span text:style-name="T20">when Robert had watched the clock and saw his</text:span></text:p>
            <text:p><text:span text:style-name="T20">hopes slowly waning. They were now waning again and</text:span></text:p>
            <text:p><text:span text:style-name="T20">Robert grew heartsick</text:span><text:span text:style-name="T15">, but cheered himself with the</text:span></text:p>
            <text:p><text:span text:style-name="T15">thought that the day was not over yet. There was</text:span></text:p>
            <text:p><text:span text:style-name="T15">plenty of time for Marie to show up.</text:span></text:p>
          </table:table-cell>
          <table:table-cell/>
          <table:table-cell office:value-type="float" office:value="21">
            <text:p>21</text:p>
          </table:table-cell>
        </table:table-row>
        <table:table-row table:style-name="ro18">
          <table:table-cell table:style-name="ce15" office:value-type="string">
            <text:p>13</text:p>
          </table:table-cell>
          <table:table-cell table:style-name="ce15" office:value-type="string">
            <text:p>165</text:p>
          </table:table-cell>
          <table:table-cell table:style-name="ce3" office:value-type="string">
            <text:p>June 9, 1927</text:p>
          </table:table-cell>
          <table:table-cell table:style-name="ce3"/>
          <table:table-cell table:style-name="ce28" office:value-type="string">
            <text:p><text:s/>It [the poem] made him realize that on the "<text:span text:style-name="T7">river of time</text:span>" there are many trials, tribulations and disappointments. While he was young in years he had experienced many of them, and it seemed to him that<text:span text:style-name="T7"> the last five days had been five years.</text:span></text:p>
          </table:table-cell>
          <table:table-cell/>
          <table:table-cell office:value-type="float" office:value="21">
            <text:p>21</text:p>
          </table:table-cell>
        </table:table-row>
        <table:table-row table:style-name="ro16">
          <table:table-cell office:value-type="string">
            <text:p>13</text:p>
          </table:table-cell>
          <table:table-cell office:value-type="string">
            <text:p>166</text:p>
          </table:table-cell>
          <table:table-cell office:value-type="string">
            <text:p>June 9, 1927</text:p>
          </table:table-cell>
          <table:table-cell/>
          <table:table-cell table:style-name="ce22" office:value-type="string">
            <text:p><text:s/>He had looked forward to this day, <text:span text:style-name="T7">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19">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6">
          <table:table-cell office:value-type="string">
            <text:p>14</text:p>
          </table:table-cell>
          <table:table-cell office:value-type="string">
            <text:p>171</text:p>
          </table:table-cell>
          <table:table-cell office:value-type="string">
            <text:p>June 9, 1927</text:p>
          </table:table-cell>
          <table:table-cell/>
          <table:table-cell table:style-name="ce30" office:value-type="string">
            <text:p><text:span text:style-name="T5"><text:s/></text:span><text:span text:style-name="T5">His birthday had indeed been a success, financially, and his 21st birthday</text:span></text:p>
            <text:p><text:span text:style-name="T5">found him on top of the world, but this was not what counted with Robert. </text:span><text:span text:style-name="T21"><text:s/>The great </text:span><text:span text:style-name="T21">disappointment </text:span><text:span text:style-name="T5">was that his hopes for Marie on that day were blasted, but he had not given up.</text:span></text:p>
          </table:table-cell>
          <table:table-cell/>
          <table:table-cell office:value-type="float" office:value="21">
            <text:p>21</text:p>
          </table:table-cell>
        </table:table-row>
        <table:table-row table:style-name="ro6" table:number-rows-repeated="1048553">
          <table:table-cell table:number-columns-repeated="7"/>
        </table:table-row>
        <table:table-row table:style-name="ro6">
          <table:table-cell table:number-columns-repeated="7"/>
        </table:table-row>
      </table:table>
      <table:table table:name="RG health, personalities, events" table:style-name="ta1" table:print="false">
        <table:table-column table:style-name="co18" table:default-cell-style-name="ce15"/>
        <table:table-column table:style-name="co19" table:default-cell-style-name="ce15"/>
        <table:table-column table:style-name="co20" table:default-cell-style-name="ce3"/>
        <table:table-column table:style-name="co21" table:default-cell-style-name="ce3"/>
        <table:table-column table:style-name="co22" table:default-cell-style-name="ce11"/>
        <table:table-column table:style-name="co23" table:default-cell-style-name="ce4"/>
        <table:table-column table:style-name="co7" table:number-columns-repeated="1018" table:default-cell-style-name="Default"/>
        <table:table-row table:style-name="ro4">
          <table:table-cell table:style-name="ce14" office:value-type="string">
            <text:p>Chapter</text:p>
          </table:table-cell>
          <table:table-cell table:style-name="ce14" office:value-type="string">
            <text:p>Page</text:p>
          </table:table-cell>
          <table:table-cell table:style-name="ce35" office:value-type="string">
            <text:p>Timestamp given</text:p>
          </table:table-cell>
          <table:table-cell table:style-name="ce1" office:value-type="string">
            <text:p>Actual timestamp</text:p>
          </table:table-cell>
          <table:table-cell table:style-name="ce40" office:value-type="string">
            <text:p>Event</text:p>
          </table:table-cell>
          <table:table-cell table:style-name="ce1" office:value-type="string">
            <text:p>Notes/Comments</text:p>
          </table:table-cell>
          <table:table-cell table:style-name="ce19" table:number-columns-repeated="1018"/>
        </table:table-row>
        <table:table-row table:style-name="ro5">
          <table:table-cell table:style-name="ce34" office:value-type="string">
            <text:p>2</text:p>
          </table:table-cell>
          <table:table-cell table:style-name="ce34" office:value-type="string">
            <text:p>6</text:p>
          </table:table-cell>
          <table:table-cell table:style-name="ce36" office:value-type="string">
            <text:p>Spring 1913</text:p>
          </table:table-cell>
          <table:table-cell table:style-name="ce20"/>
          <table:table-cell table:style-name="ce41" office:value-type="string">
            <text:p><text:span text:style-name="T1">Robert suffers from </text:span><text:span text:style-name="T3">severe illness</text:span><text:span text:style-name="T1">.</text:span><text:span text:style-name="T2"> For a few months his life was despaired </text:span><text:span text:style-name="T1">of, but he </text:span><text:span text:style-name="T1">quickly recovered.</text:span></text:p>
          </table:table-cell>
          <table:table-cell table:style-name="ce20"/>
          <table:table-cell table:style-name="ce48" table:number-columns-repeated="1018"/>
        </table:table-row>
        <table:table-row table:style-name="ro5">
          <table:table-cell table:style-name="ce34" office:value-type="string">
            <text:p>2</text:p>
          </table:table-cell>
          <table:table-cell table:style-name="ce34" office:value-type="string">
            <text:p>6-7</text:p>
          </table:table-cell>
          <table:table-cell table:style-name="ce36" office:value-type="string">
            <text:p>A few months after Spring 1913</text:p>
          </table:table-cell>
          <table:table-cell table:style-name="ce20"/>
          <table:table-cell table:style-name="ce42" office:value-type="string">
            <text:p><text:span text:style-name="T1">Fishing trip to Spirit Lake. <text:s/>Story of Spirit Lake which </text:span><text:span text:style-name="T2">old Moses told him </text:span><text:span text:style-name="T1">about the spirit </text:span><text:span text:style-name="T1">walking on the water.</text:span></text:p>
          </table:table-cell>
          <table:table-cell table:style-name="ce20" office:value-type="string">
            <text:p>Full moon Pisces/Virgo on Sept 15. 1913.</text:p>
          </table:table-cell>
          <table:table-cell table:style-name="ce48" table:number-columns-repeated="1018"/>
        </table:table-row>
        <table:table-row table:style-name="ro4">
          <table:table-cell table:style-name="ce34" office:value-type="string">
            <text:p>2</text:p>
          </table:table-cell>
          <table:table-cell table:style-name="ce34" office:value-type="string">
            <text:p>7</text:p>
          </table:table-cell>
          <table:table-cell table:style-name="ce36" office:value-type="string">
            <text:p>1914</text:p>
          </table:table-cell>
          <table:table-cell table:style-name="ce20"/>
          <table:table-cell table:style-name="ce42" office:value-type="string">
            <text:p>RG takes great interest in the war.</text:p>
          </table:table-cell>
          <table:table-cell table:style-name="ce20" office:value-type="string">
            <text:p>Referring to WWI?</text:p>
          </table:table-cell>
          <table:table-cell table:style-name="ce48" table:number-columns-repeated="1018"/>
        </table:table-row>
        <table:table-row table:style-name="ro18">
          <table:table-cell table:style-name="ce34" office:value-type="string">
            <text:p>2</text:p>
          </table:table-cell>
          <table:table-cell table:style-name="ce34" office:value-type="string">
            <text:p>9</text:p>
          </table:table-cell>
          <table:table-cell table:style-name="ce36" office:value-type="string">
            <text:p>No date given, but between 1914 and 1917</text:p>
          </table:table-cell>
          <table:table-cell table:style-name="ce20"/>
          <table:table-cell table:style-name="ce42"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20"/>
          <table:table-cell table:style-name="ce48" table:number-columns-repeated="1018"/>
        </table:table-row>
        <table:table-row table:style-name="ro12">
          <table:table-cell table:style-name="ce34" office:value-type="string">
            <text:p>2</text:p>
          </table:table-cell>
          <table:table-cell table:style-name="ce34" office:value-type="string">
            <text:p>9</text:p>
          </table:table-cell>
          <table:table-cell table:style-name="ce36" office:value-type="string">
            <text:p>No date given, but between 1914 and 1917</text:p>
          </table:table-cell>
          <table:table-cell table:style-name="ce20"/>
          <table:table-cell table:style-name="ce42"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0"> rebelled.</text:span></text:p>
          </table:table-cell>
          <table:table-cell table:style-name="ce20"/>
          <table:table-cell table:style-name="ce48"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7"> great ambitions to join the </text:span><text:span text:style-name="T7">Army and go to war</text:span><text:span text:style-name="T23">.</text:span> <text:s/>His older brother Ralph joined the Army. <text:s/>He spent nearly all of his time reading the newspapers and <text:span text:style-name="T7">followed the progress of the wa</text:span>r. <text:s/>He was <text:span text:style-name="T7">extremely </text:span><text:span text:style-name="T7">interested</text:span> in the victories of the boys overseas, and when they began to turn the tide against the Germans, he was <text:span text:style-name="T7">greatly elated</text:span>.</text:p>
          </table:table-cell>
          <table:table-cell office:value-type="string">
            <text:p>Cotton prices connected to war?</text:p>
          </table:table-cell>
          <table:table-cell/>
          <table:table-cell table:style-name="ce48" table:number-columns-repeated="1017"/>
        </table:table-row>
        <table:table-row table:style-name="ro18">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2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7">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18">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3">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7">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28"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3">
          <table:table-cell office:value-type="string">
            <text:p>3</text:p>
          </table:table-cell>
          <table:table-cell office:value-type="string">
            <text:p>23</text:p>
          </table:table-cell>
          <table:table-cell office:value-type="string">
            <text:p>June 1921</text:p>
          </table:table-cell>
          <table:table-cell/>
          <table:table-cell table:style-name="ce28"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28"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28"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28"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28"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28"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28"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43" office:value-type="string">
            <text:p><text:span text:style-name="T1">RG's father dies suddenly. <text:s/>RG leaves his position [with Mr. Kennelworth], </text:span><text:span text:style-name="T2">and returns to </text:span><text:span text:style-name="T2">the farm. <text:s text:c="2"/>He encountered the usual obstacles and </text:span><text:span text:style-name="T10">opposition from his brother</text:span><text:span text:style-name="T2">, </text:span><text:span text:style-name="T2">because he knew nothing about farming and of course did not like it. The result was that </text:span><text:span text:style-name="T2">he put all of his savings into helping to make the crop. While it turned out to be a good </text:span><text:span text:style-name="T2">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16">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28" office:value-type="string">
            <text:p><text:span text:style-name="T1"><text:s/></text:span><text:span text:style-name="T1">Robert became very jealous and after the party had a quarrel with Marie. Then followed </text:span><text:span text:style-name="T1">long</text:span><text:span text:style-name="T2"> </text:span><text:span text:style-name="T10">weeks of agony</text:span><text:span text:style-name="T2">. Many letters passed between Robert </text:span><text:span text:style-name="T1">and Marie. When the end of </text:span><text:span text:style-name="T1">August [1926] drew near and Robert knew that Marie was to return to school soon, he </text:span><text:span text:style-name="T1">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7">RG broken-hearted. <text:s/></text:span><text:span text:style-name="T10"><text:s/></text:span><text:span text:style-name="T13">Following her </text:span><text:span text:style-name="T13">return to school, Robert spent </text:span><text:span text:style-name="T10">many long weeks of anxiety, becoming very blue and </text:span><text:span text:style-name="T10">dejected. <text:s/></text:span><text:span text:style-name="T13">Many letters passed between them. <text:s/>Finally RG sends Marie a farewell letter. <text:s/></text:span><text:span text:style-name="T13">Robert becomes very despondent and no longer takes an interest in his work.</text:span></text:p>
          </table:table-cell>
          <table:table-cell table:number-columns-repeated="1019"/>
        </table:table-row>
        <table:table-row table:style-name="ro20">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28" office:value-type="string">
            <text:p><text:span text:style-name="T1"><text:s/></text:span><text:span text:style-name="T1">Meeting with Marie to make up with her: On a beautiful </text:span><text:span text:style-name="T3">sunshiny</text:span><text:span text:style-name="T1"> Saturday afternoon on </text:span><text:span text:style-name="T1">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he </text:span><text:span text:style-name="T1">thought of his meeting with Marie. </text:span><text:span text:style-name="T3">He counted every turn of the wheels because he </text:span><text:span text:style-name="T3">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16">
          <table:table-cell office:value-type="string">
            <text:p>4</text:p>
          </table:table-cell>
          <table:table-cell office:value-type="string">
            <text:p>42</text:p>
          </table:table-cell>
          <table:table-cell table:style-name="ce37" office:value-type="string">
            <text:p><text:s/>Christmas, 1926</text:p>
          </table:table-cell>
          <table:table-cell/>
          <table:table-cell table:style-name="ce28"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make </text:span><text:span text:style-name="T1">money and be near his old chum, Walter, who had always been a </text:span><text:span text:style-name="T4">great comfort to him </text:span><text:span text:style-name="T4">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22">th</text:span> [1927] was the greatest week in RG's life up to that time. <text:s/></text:p>
          </table:table-cell>
          <table:table-cell table:number-columns-repeated="1019"/>
        </table:table-row>
        <table:table-row table:style-name="ro20">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text:span><text:span text:style-name="T2">contemplated </text:span><text:span text:style-name="T1">flights of the airplanes from New York across the Atlantic, and he wanted to </text:span><text:span text:style-name="T1">be in New York by his birthday in June, 1927, because he figured by that time the </text:span><text:span text:style-name="T1">airplanes would have crossed the Atlantic and there </text:span><text:span text:style-name="T2"><text:s/>would be great excitement in New </text:span><text:span text:style-name="T2">York. He wished to </text:span><text:span text:style-name="T1">be there and get all the information he could about airplanes, because </text:span><text:span text:style-name="T1">he wanted to start building his own just as soon as he had money enough and felt that he </text:span><text:span text:style-name="T1">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elope </text:span><text:span text:style-name="T1">and be married in St. Louis on their arrival there.</text:span></text:p>
          </table:table-cell>
          <table:table-cell table:number-columns-repeated="1019"/>
        </table:table-row>
        <table:table-row table:style-name="ro21">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May 21</text:span><text:span text:style-name="T24">st</text:span><text:span text:style-name="T1"> was a red-letter day in the life of Robert Gordon. Wheat, corn and cotton all </text:span><text:span text:style-name="T1">advanced</text:span></text:p>
            <text:p><text:span text:style-name="T1">to the highest levels of the season. Robert had read reports in the paper that Charles A. </text:span><text:span text:style-name="T1">Lindbergh had started on his lone flight from New York to Paris. <text:s/></text:span><text:span text:style-name="T2"><text:s/>He </text:span><text:span text:style-name="T1">went down to the </text:span><text:span text:style-name="T1">telegraph office in the afternoon to inquire if there was any news about the success of </text:span><text:span text:style-name="T1">Lindbergh's flight. The operator said that nothing had come over the wire yet, but there </text:span><text:span text:style-name="T1">had been a report that Lindbergh had passed over Ireland early that morning. Robert </text:span><text:span text:style-name="T1">waited in the telegraph office until about 5 P.M. when a flash came over the wire that </text:span><text:span text:style-name="T1">Lindbergh had landed in Paris. This fired Robert's enthusiasm, and he was very much </text:span><text:span text:style-name="T1">excited. Right then and there decided that he was going to New York in the very near </text:span><text:span text:style-name="T1">future and start to build an airplane according to his own plans. He went immediately to </text:span><text:span text:style-name="T1">the home of Mr. Kennelworth and told him about his plans and desire to go to New York </text:span><text:span text:style-name="T1">just as soon as possible. Mr. Kennelworth was also very enthusiastic about Lindbergh's </text:span><text:span text:style-name="T1">flight across the Atlantic, and told Robert that he contemplated going to New York to be </text:span><text:span text:style-name="T1">there for the reception when Lindbergh returned, and that he wanted to visit Walter and </text:span><text:span text:style-name="T1">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text:span><text:span text:style-name="T1">1927, was the greatest day in history. Lindbergh, the lone aviator, crossed the Atlantic </text:span><text:span text:style-name="T1">and landed safely in Paris. Wheat, corn and cotton went up and we made more money. </text:span><text:span text:style-name="T1">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12">
          <table:table-cell office:value-type="string">
            <text:p>10</text:p>
          </table:table-cell>
          <table:table-cell office:value-type="string">
            <text:p>109</text:p>
          </table:table-cell>
          <table:table-cell table:number-columns-repeated="2"/>
          <table:table-cell table:style-name="ce28" office:value-type="string">
            <text:p><text:span text:style-name="T1"><text:s/></text:span><text:span text:style-name="T1">Robert said that on June 9th, he would be 21 years of age, and on that day he wanted to </text:span><text:span text:style-name="T1">be married and start on his career as a real man. <text:s/></text:span><text:span text:style-name="T2"><text:s/>He wanted to go </text:span><text:span text:style-name="T1">back to Texarkana </text:span><text:span text:style-name="T1">after the holidays, wind up his affairs and get ready to go to New York. Wanted her to go </text:span><text:span text:style-name="T1">with him, starting Saturday, June 4th, so they would arrive on Sunday, June 5th, in St. </text:span><text:span text:style-name="T1">Louis, be married,</text:span></text:p>
            <text:p><text:span text:style-name="T1">and proceed immediately to New York</text:span></text:p>
          </table:table-cell>
          <table:table-cell table:number-columns-repeated="1019"/>
        </table:table-row>
        <table:table-row table:style-name="ro16">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ext:span><text:span text:style-name="T1">that Marie would leave from Dallas on the "Sunshine Special" in the afternoon of June </text:span><text:span text:style-name="T1">4th. She was to keep her plans absolutely secret and Robert was to board the same train </text:span><text:span text:style-name="T1">that night at Texarkana, and after the train was out of Texarkana, he was to find her, go </text:span><text:span text:style-name="T1">on to St. Louis together, be married there on Sunday morning, and leave Sunday noon for </text:span><text:span text:style-name="T1">New York. <text:s/></text:span><text:span text:style-name="T2"><text:s/>It was the most interesting and pleasant Sunday that </text:span><text:span text:style-name="T1">they had ever spent </text:span><text:span text:style-name="T1">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1">
          <table:table-cell office:value-type="string">
            <text:p>10</text:p>
          </table:table-cell>
          <table:table-cell office:value-type="string">
            <text:p>111</text:p>
          </table:table-cell>
          <table:table-cell table:style-name="ce38" office:value-type="string">
            <text:p>Monday “forenoon”, May 30, 1927</text:p>
          </table:table-cell>
          <table:table-cell/>
          <table:table-cell table:style-name="ce28" office:value-type="string">
            <text:p><text:span text:style-name="T1"><text:s/></text:span><text:span text:style-name="T1">Monday forenoon Robert spent with Marie. <text:s text:c="2"/>Robert talked of the great feat of Lindbergh </text:span><text:span text:style-name="T1">and of</text:span></text:p>
            <text:p><text:span text:style-name="T1">the honors that he would receive from the foreign countries, and told Marie what a great </text:span><text:span text:style-name="T1">time they would have, as Mr. Kennelworth was going to New York and they would all be </text:span><text:span text:style-name="T1">there at the great reception when Lindbergh returned. He said good-bye to her on </text:span><text:span text:style-name="T1">Monday afternoon and started back for Texarkana, knowing that the next time he would </text:span><text:span text:style-name="T1">meet her, would be on board the train for St. Louis, where she would become his wife. </text:span><text:span text:style-name="T2"><text:s/></text:span><text:span text:style-name="T2">From that time on, Robert counted the minutes, in </text:span><text:span text:style-name="T1">anticipation of the great happiness of </text:span><text:span text:style-name="T1">the following Sunday when they would be married in St. Louis. He was strongly attracted </text:span><text:span text:style-name="T1">to St. Louis because Lindbergh had left from there in the "Spirit of St. Louis," on his </text:span><text:span text:style-name="T1">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text:span><text:span text:style-name="T2">arrange </text:span><text:span text:style-name="T1">to go to New York about the 11th of June and was sorry that he couldn't make </text:span><text:span text:style-name="T1">the trip with Marie and Robert and see them married in St. Louis.</text:span></text:p>
          </table:table-cell>
          <table:table-cell table:number-columns-repeated="1019"/>
        </table:table-row>
        <table:table-row table:style-name="ro12">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22">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22">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16">
          <table:table-cell office:value-type="string">
            <text:p>10</text:p>
          </table:table-cell>
          <table:table-cell office:value-type="string">
            <text:p>114</text:p>
          </table:table-cell>
          <table:table-cell office:value-type="string">
            <text:p>Saturday June 4<text:span text:style-name="T22">th</text:span>, 1927</text:p>
          </table:table-cell>
          <table:table-cell/>
          <table:table-cell table:style-name="ce28" office:value-type="string">
            <text:p><text:span text:style-name="T3">Marie goes to Dallas that afternoon on the "Sunshine Special,"</text:span><text:span text:style-name="T1"> and after the train </text:span><text:span text:style-name="T1">pulled out of Texarkana, he would find her on board. <text:s/></text:span><text:span text:style-name="T2"><text:s/>RG was to keep everything quiet </text:span><text:span text:style-name="T2">and not let anybody </text:span><text:span text:style-name="T1">know anything about the elopement, as her father might try to stop </text:span><text:span text:style-name="T1">her. No one in Texarkana but Robert's mother and Mr. Kennelworth knew about the secret </text:span><text:span text:style-name="T1">elopement. Robert kept everything quiet about his resigning from Mr. Kennelworth's and </text:span><text:span text:style-name="T1">going to New York, because he thought that</text:span><text:span text:style-name="T3"> there might be some leak somewhere </text:span><text:span text:style-name="T1">and </text:span><text:span text:style-name="T1">that Mr. Stanton might find out about Marie's elopement and stop it.</text:span></text:p>
          </table:table-cell>
          <table:table-cell office:value-type="string">
            <text:p>Is there something to this “leak”?</text:p>
          </table:table-cell>
          <table:table-cell table:number-columns-repeated="1018"/>
        </table:table-row>
        <table:table-row table:style-name="ro16">
          <table:table-cell office:value-type="string">
            <text:p>11</text:p>
          </table:table-cell>
          <table:table-cell office:value-type="string">
            <text:p>115, 116</text:p>
          </table:table-cell>
          <table:table-cell office:value-type="string">
            <text:p>June 4, 1927, 7:00pm</text:p>
          </table:table-cell>
          <table:table-cell/>
          <table:table-cell table:style-name="ce28" office:value-type="string">
            <text:p><text:span text:style-name="T1"><text:s/></text:span><text:span text:style-name="T1">Robert walked into the Railroad Station at Texarkana and bought a ticket for St. Louis, </text:span><text:span text:style-name="T1">with a reservation on the "Sunshine Special." This was the greatest and happiest moment </text:span><text:span text:style-name="T1">of his life.</text:span><text:span text:style-name="T2"> <text:s/>He knew that Marie was already on her way </text:span><text:span text:style-name="T1">and that in a couple of hours the </text:span><text:span text:style-name="T1">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text:span><text:span text:style-name="T1">he believed that Walter would be able to make some great discoveries and they could </text:span><text:span text:style-name="T1">work together to good advantage.</text:span></text:p>
          </table:table-cell>
          <table:table-cell table:number-columns-repeated="1019"/>
        </table:table-row>
        <table:table-row table:style-name="ro22">
          <table:table-cell office:value-type="string">
            <text:p>11</text:p>
          </table:table-cell>
          <table:table-cell office:value-type="string">
            <text:p>116</text:p>
          </table:table-cell>
          <table:table-cell office:value-type="string">
            <text:p>June 4, 1927</text:p>
          </table:table-cell>
          <table:table-cell/>
          <table:table-cell table:style-name="ce28" office:value-type="string">
            <text:p><text:span text:style-name="T1"><text:s/></text:span><text:span text:style-name="T1">The "Sunshine Special" was a little late on Saturday night, June 4th, and Robert's heart </text:span><text:span text:style-name="T1">was in his throat. He was anxious for that train to roll in. Finally, when the whistle blew </text:span><text:span text:style-name="T1">and the signal light in the yard of the Texas Pacific showed the "Sunshine Special" was </text:span><text:span text:style-name="T1">rolling in, the glare of the headlights on the train was the most welcome sight that Robert </text:span><text:span text:style-name="T1">had ever witnessed thru all the days of his life. He boarded the train as quickly as </text:span><text:span text:style-name="T1">possible and sat down nervous and anxious awaiting the moment when the train would </text:span><text:span text:style-name="T1">get about 20 miles out of Texarkana, so that he might go back and look for Marie. The </text:span><text:span text:style-name="T1">minutes passed slowly away and it seemed like years before the train crossed the Red </text:span><text:span text:style-name="T1">River and Robert decided that it was safe to go back to the car where Marie was and see </text:span><text:span text:style-name="T1">her. He found Marie all anxious and nervously awaiting his arrival. She flew into his</text:span></text:p>
            <text:p><text:span text:style-name="T1">arms and seemed the happiest woman in the world and Robert was too happy for words. </text:span><text:span text:style-name="T1">They sat there and talked of their future plans until after midnight.</text:span></text:p>
          </table:table-cell>
          <table:table-cell table:number-columns-repeated="1019"/>
        </table:table-row>
        <table:table-row table:style-name="ro11">
          <table:table-cell office:value-type="string">
            <text:p>11</text:p>
          </table:table-cell>
          <table:table-cell office:value-type="string">
            <text:p>117</text:p>
          </table:table-cell>
          <table:table-cell office:value-type="string">
            <text:p>June 4, 1927</text:p>
          </table:table-cell>
          <table:table-cell/>
          <table:table-cell table:style-name="ce28" office:value-type="string">
            <text:p><text:span text:style-name="T1"><text:s/></text:span><text:span text:style-name="T1">Robert knew that he couldn't sleep either, but he would</text:span><text:span text:style-name="T3"> go up to his car,</text:span><text:span text:style-name="T1"> lie down and </text:span><text:span text:style-name="T1">try</text:span></text:p>
            <text:p><text:span text:style-name="T1">to get some rest before they arrived in St. Louis the next morning. They agreed to meet </text:span><text:span text:style-name="T1">early in the morning </text:span><text:span text:style-name="T2"><text:s/>and go back into the dining car for breakfast before </text:span><text:span text:style-name="T1">they arrived in </text:span><text:span text:style-name="T1">St. Louis. <text:s/></text:span><text:span text:style-name="T2"><text:s/>Robert returned to his </text:span><text:span text:style-name="T10">berth</text:span><text:span text:style-name="T2"> and tried to rest, but </text:span><text:span text:style-name="T1">found that he couldn't sleep. </text:span><text:span text:style-name="T1"><text:s/></text:span><text:span text:style-name="T2"><text:s/>He felt lonesome being </text:span><text:span text:style-name="T10">separated from Marie</text:span><text:span text:style-name="T2">. </text:span><text:span text:style-name="T3">She was two cars back</text:span><text:span text:style-name="T1">, but he felt that </text:span><text:span text:style-name="T1">the good God who had endowed him with faith would protect Marie, and that no harm </text:span><text:span text:style-name="T1">would come to her; that there was no danger of a wreck on the "Sunshine Special" and </text:span><text:span text:style-name="T1">that there was sunshine waiting for Marie and himself. In the wee small hours of the </text:span><text:span text:style-name="T1">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text:span><text:span text:style-name="T1">he saw of her was when Robert was talking to her in the berth late that night. <text:s/></text:span><text:span text:style-name="T3">Marie's </text:span><text:span text:style-name="T3">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3">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22">th</text:span> word, “Time” is the 19<text:span text:style-name="T22">th</text:span> word, “things” is the 22<text:span text:style-name="T22">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4">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43" office:value-type="string">
            <text:p><text:span text:style-name="T1">Train rolls into Union Station at St. Louis. RG realized he must have faith in Marie, must </text:span><text:span text:style-name="T1">understand and wait. <text:s/>He decided to stay in the station and wait. </text:span><text:span text:style-name="T2">He waited a short time in </text:span><text:span text:style-name="T2">the station, hoping Marie </text:span><text:span text:style-name="T1">would join him. The </text:span><text:span text:style-name="T3">seconds drifted away like weeks, the </text:span><text:span text:style-name="T3">minutes seemed like months, and when an hour had gone by, to Robert it seemed </text:span><text:span text:style-name="T3">like years.</text:span></text:p>
          </table:table-cell>
          <table:table-cell office:value-type="string">
            <text:p>Gann says to RG was going to <text:span text:style-name="T36">lay the circumstances of </text:span><text:span text:style-name="T37">Marie's disappearance before Mr. </text:span><text:span text:style-name="T37">Kennelworth... so organize information surounding Marie's disappearance around Mr. Kennelworth [what </text:span><text:span text:style-name="T37">planet?]. <text:s/>Faith = 8, understand = 3, wait = 8.</text:span></text:p>
          </table:table-cell>
          <table:table-cell table:number-columns-repeated="1018"/>
        </table:table-row>
        <table:table-row table:style-name="ro22">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28" office:value-type="string">
            <text:p><text:span text:style-name="T1"><text:s/></text:span><text:span text:style-name="T1">Slowly the hands on the </text:span><text:span text:style-name="T3">great clock in the Union Station showed it was nearly 12 </text:span><text:span text:style-name="T3">o'clock noon</text:span><text:span text:style-name="T1">. Robert listened attentively as the old clock tolled</text:span><text:span text:style-name="T3"> twelve times</text:span><text:span text:style-name="T1"> for 12 </text:span><text:span text:style-name="T1">o'clock and each time it seemed that the blood from his heart was slowly trickling away. </text:span><text:span text:style-name="T1">Hope was fast giving away to despair. Robert found his patience waning, but that was not </text:span><text:span text:style-name="T1">to be. He must trust to the word of God which said: "O, ye of little faith, saith the Lord," </text:span><text:span text:style-name="T1">and must try to find Marie who meant everything to him. As the last stroke of the clock </text:span><text:span text:style-name="T1">died slowly away, Robert started to think again. He finally decided that </text:span><text:span text:style-name="T3">he would stay in </text:span><text:span text:style-name="T3">the Union Station </text:span><text:span text:style-name="T1">and have patience to </text:span><text:span text:style-name="T3">wait one more hour for Marie</text:span><text:span text:style-name="T1">. He thought that </text:span><text:span text:style-name="T1">she was really playing a joke on him and would surely come by </text:span><text:span text:style-name="T3">1 o'clock</text:span><text:span text:style-name="T1">. <text:s/></text:span><text:span text:style-name="T2"><text:s/>Robert </text:span><text:span text:style-name="T2">thought how happy he would have been, as he </text:span><text:span text:style-name="T1">expected by this time to be married to </text:span><text:span text:style-name="T1">Marie and happily on their way to New York to celebrate their honeymoon. </text:span><text:span text:style-name="T3">The hour had </text:span><text:span text:style-name="T3">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2">
          <table:table-cell office:value-type="string">
            <text:p>11</text:p>
          </table:table-cell>
          <table:table-cell office:value-type="string">
            <text:p>125</text:p>
          </table:table-cell>
          <table:table-cell office:value-type="string">
            <text:p>June 5, 1927. <text:s/>1 o'clock.</text:p>
          </table:table-cell>
          <table:table-cell/>
          <table:table-cell table:style-name="ce28" office:value-type="string">
            <text:p><text:span text:style-name="T1"><text:s/></text:span><text:span text:style-name="T1">Robert </text:span><text:span text:style-name="T3">watched the movement of every woman who passed thru the gates of the </text:span><text:span text:style-name="T3">Union Station for Marie</text:span><text:span text:style-name="T1">, but each minute brought bitter disappointment. His heart, which </text:span><text:span text:style-name="T1">but a few hours ago was filled with love and happiness, was sad. Robert looked up as</text:span><text:span text:style-name="T3"> the </text:span><text:span text:style-name="T3">hands</text:span></text:p>
            <text:p><text:span text:style-name="T3">on the clock in the Union Station pointed to 1 o'clock, -- the time that he had </text:span><text:span text:style-name="T3">appointed unto himself to wait without taking some action to try to find Marie. </text:span><text:span text:style-name="T1">No </text:span><text:span text:style-name="T1">Marie was in sight. He walked over to the news stand and bought a paper and decided to </text:span><text:span text:style-name="T1">sit down for a few</text:span></text:p>
            <text:p><text:span text:style-name="T1">minutes and try to read. As he slowly turned the pages of the paper looking for something </text:span><text:span text:style-name="T1">he knew not what, suddenly his eyes fell upon the heading; "The Best Thing on Earth" by </text:span><text:span text:style-name="T1">R. L. Cole. The first thought that entered Robert's mind was that </text:span><text:span text:style-name="T3">the best thing on earth </text:span><text:span text:style-name="T3">was Marie and that the greatest thing in the world was love.</text:span><text:span text:style-name="T1"> He read the entire </text:span><text:span text:style-name="T1">article.</text:span></text:p>
          </table:table-cell>
          <table:table-cell office:value-type="string">
            <text:p>“woman” == planet?</text:p>
          </table:table-cell>
          <table:table-cell table:number-columns-repeated="1018"/>
        </table:table-row>
        <table:table-row table:style-name="ro20">
          <table:table-cell office:value-type="string">
            <text:p>12</text:p>
          </table:table-cell>
          <table:table-cell office:value-type="string">
            <text:p>130, 131</text:p>
          </table:table-cell>
          <table:table-cell office:value-type="string">
            <text:p>June 5, 1927. <text:s/>After 1:30pm</text:p>
          </table:table-cell>
          <table:table-cell/>
          <table:table-cell table:style-name="ce28" office:value-type="string">
            <text:p><text:span text:style-name="T1"><text:s/></text:span><text:span text:style-name="T1">These statements [by R. L. Cole] agreed exactly with Robert’s views. He had found his </text:span><text:span text:style-name="T1">greatest help in the Bible and knew John Wanamaker was right when he said that the </text:span><text:span text:style-name="T1">greatest purchase he ever made in his life was when he was </text:span><text:span text:style-name="T3">11 years old</text:span><text:span text:style-name="T1"> and bought </text:span><text:span text:style-name="T1">the Bible for</text:span><text:span text:style-name="T3"> $2.75. <text:s/></text:span><text:span text:style-name="T10"><text:s/>By the time Robert had finished reading this article, </text:span><text:span text:style-name="T3">it was after </text:span><text:span text:style-name="T3">1:30 P.M</text:span><text:span text:style-name="T4">. and he decided that it was hopeless to wait longer for Marie, that something </text:span><text:span text:style-name="T4">radically wrong had happened and she had either gone away</text:span><text:span text:style-name="T13"> or an accident had befallen </text:span><text:span text:style-name="T13">her. He must </text:span><text:span text:style-name="T10">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17">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text:span><text:span text:style-name="T3">inquire</text:span></text:p>
            <text:p><text:span text:style-name="T3">at all of the stations where the train stopped that night on the way from Texarkana </text:span><text:span text:style-name="T3">to St. Louis, in order to get a clue to Marie’s disappearance.</text:span><text:span text:style-name="T1"> <text:s/></text:span><text:span text:style-name="T2"><text:s/>After talking with Mr. </text:span><text:span text:style-name="T2">Kennelworth, Robert got </text:span><text:span text:style-name="T1">in touch over the 'phone with the railroad officials in St. Louis </text:span><text:span text:style-name="T1">and notified them of Marie’s disappearance from the train. They promised to send </text:span><text:span text:style-name="T1">telegrams to all the station agents, to </text:span><text:span text:style-name="T3">have all the trains watched and try to secure </text:span><text:span text:style-name="T3">some information</text:span><text:span text:style-name="T1"> for him. They were to com</text:span><text:span text:style-name="T2">municate with him just as soon as they had </text:span><text:span text:style-name="T2">anything </text:span><text:span text:style-name="T1">definite one way or the other.</text:span><text:span text:style-name="T2"> </text:span><text:span text:style-name="T10">Robert now realized that he must go thru the </text:span><text:span text:style-name="T10">greatest </text:span><text:span text:style-name="T3">ordeal yet -- that of waiting hourly for some news of Marie. He knew the </text:span><text:span text:style-name="T3">hours would pass slowly </text:span><text:span text:style-name="T1">and decided to formulate a plan in case Marie did not return to </text:span><text:span text:style-name="T1">school or to her home, and if no news came from her the next day what would be his next </text:span><text:span text:style-name="T1">move and what he should do to try to locate her. </text:span><text:span text:style-name="T3">The next time Robert noticed the time </text:span><text:span text:style-name="T3">of day, it was after 6 P.M.</text:span><text:span text:style-name="T1"> and he realized that he had had no breakfast, lunch or dinner, </text:span><text:span text:style-name="T1">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16">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28"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St. </text:span><text:span text:style-name="T2">Louis. The present was a </text:span><text:span text:style-name="T10">wedding </text:span><text:span text:style-name="T3">ring set with diamonds and a beautiful brooch </text:span><text:span text:style-name="T3">made of two hearts woven together and tied with a cluster of diamonds and pearls. </text:span><text:span text:style-name="T1">This was to be the great surprise for Marie and he was going to present it to Marie after </text:span><text:span text:style-name="T1">they were married, as a token of the</text:span><text:span text:style-name="T3"> two hearts</text:span><text:span text:style-name="T1"> that now beat as one. Robert looked at </text:span><text:span text:style-name="T1">this and thought of how the </text:span><text:span text:style-name="T3">diamonds</text:span><text:span text:style-name="T1"> represented Marie in all of her beauty and that </text:span><text:span text:style-name="T3">she was a pearl of great price.</text:span></text:p>
          </table:table-cell>
          <table:table-cell table:number-columns-repeated="1019"/>
        </table:table-row>
        <table:table-row table:style-name="ro13">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4" office:value-type="string">
            <text:p><text:span text:style-name="T1"><text:s/></text:span><text:span text:style-name="T1">Robert had always been a great admirer of the poet, S. E. Kiser; always read his poems </text:span><text:span text:style-name="T1">in the daily newspapers and </text:span><text:span text:style-name="T3">a few months previous to this time</text:span><text:span text:style-name="T1">, had bought a little </text:span><text:span text:style-name="T1">book entitled, “Poems That Have Helped Me,” collected by S. E. Kiser. <text:s/>Poems </text:span><text:span text:style-name="T1">mentioned in that collection of poems: "Faith" by Tennyson [pg. 134]. <text:s/>Poem by Aubrey de </text:span><text:span text:style-name="T1">Vere (no title of poem given) [pg. 135]. <text:s text:c="2"/>"Courage" by Thos. F. Porter [pg. 135, 136]. <text:s/>"Not </text:span><text:span text:style-name="T1">in Vain" by Emily Dickinson [pg. 136, 137]. <text:s/></text:span><text:span text:style-name="T25">Regarding <text:s/>"Courage" by Thos. F. Porter, <text:s/>It </text:span><text:span text:style-name="T25">surely had been written for him </text:span><text:span text:style-name="T26">in this very hour of trouble</text:span><text:span text:style-name="T25"> and realized with Job he </text:span><text:span text:style-name="T25">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16">
          <table:table-cell office:value-type="string">
            <text:p>12</text:p>
          </table:table-cell>
          <table:table-cell office:value-type="string">
            <text:p>137</text:p>
          </table:table-cell>
          <table:table-cell office:value-type="string">
            <text:p>Monday morning, June 6, 1927.</text:p>
          </table:table-cell>
          <table:table-cell/>
          <table:table-cell table:style-name="ce28" office:value-type="string">
            <text:p><text:span text:style-name="T1"><text:s/></text:span><text:span text:style-name="T1">The next time that he remembered anything, he awoke on Monday morning with the </text:span><text:span text:style-name="T3">sun </text:span><text:span text:style-name="T3">streaming in thru the window </text:span><text:span text:style-name="T1">of his hotel and realized that he had fallen asleep.</text:span><text:span text:style-name="T2"> The </text:span><text:span text:style-name="T2">little book, “Poems That Have Helped </text:span><text:span text:style-name="T1">Me,” lay on the bed beside him. Because the </text:span><text:span text:style-name="T3">sun </text:span><text:span text:style-name="T3">was coming in the east window</text:span><text:span text:style-name="T1"> he knew that he must have slept thru some part of the </text:span><text:span text:style-name="T1">night, and it was now morning.</text:span><text:span text:style-name="T2"> <text:s/>His first thought was of Marie, and of any news </text:span><text:span text:style-name="T1">that might </text:span><text:span text:style-name="T1">have come. Picking up the little book, the first thing that struck his eye was the poem, </text:span><text:span text:style-name="T3">“Press On” by Park Benjamin. <text:s/></text:span><text:span text:style-name="T4">RG </text:span><text:span text:style-name="T3">hastily read this poem</text:span><text:span text:style-name="T4"> and found some </text:span><text:span text:style-name="T4">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18">
          <table:table-cell office:value-type="string">
            <text:p>12</text:p>
          </table:table-cell>
          <table:table-cell office:value-type="string">
            <text:p>140</text:p>
          </table:table-cell>
          <table:table-cell office:value-type="string">
            <text:p>Monday, June 6, 1927</text:p>
          </table:table-cell>
          <table:table-cell/>
          <table:table-cell table:style-name="ce45" office:value-type="string">
            <text:p><text:span text:style-name="T1"><text:s/></text:span><text:span text:style-name="T1">Mr. Kennelworth told Robert that he would </text:span><text:span text:style-name="T3">call him on the 'phone about 8 o’clock that </text:span><text:span text:style-name="T3">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3">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text:span><text:span text:style-name="T1">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1">
          <table:table-cell office:value-type="string">
            <text:p>12</text:p>
          </table:table-cell>
          <table:table-cell office:value-type="string">
            <text:p>144</text:p>
          </table:table-cell>
          <table:table-cell table:style-name="ce39" office:value-type="string">
            <text:p>No timestamp given, but it is still Monday, June 6, 1927</text:p>
          </table:table-cell>
          <table:table-cell/>
          <table:table-cell table:style-name="ce28"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0">only a short time before </text:span><text:span text:style-name="T2">headed: </text:span><text:span text:style-name="T2">“Tomorrow’s Chance,” by his favorite modern poet, S. E. Kiser. <text:s text:c="2"/></text:span><text:span text:style-name="T10">This poem seemed to </text:span><text:span text:style-name="T10">fit his case</text:span><text:span text:style-name="T2"> and he read it over carefully. He resolved that regardless of discouragement </text:span><text:span text:style-name="T2">or disappointment, blasted hopes, lost ideals or shattered dreams, he would still have the </text:span><text:span text:style-name="T2">courage to</text:span></text:p>
            <text:p><text:span text:style-name="T2">exert himself for “Tomorrow’s Chance.” After reading this poem he began to think about </text:span><text:span text:style-name="T2">the future and his plans. He knew that he had intended to go into the market again on </text:span><text:span text:style-name="T2">Monday or Tuesday, but the thought came to him -- What good would money do now, </text:span><text:span text:style-name="T2">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15">
          <table:table-cell office:value-type="string">
            <text:p>12</text:p>
          </table:table-cell>
          <table:table-cell office:value-type="string">
            <text:p>147</text:p>
          </table:table-cell>
          <table:table-cell table:style-name="ce39" office:value-type="string">
            <text:p>8:15pm</text:p>
          </table:table-cell>
          <table:table-cell office:value-type="string">
            <text:p>It should still be June 6, 1927.</text:p>
          </table:table-cell>
          <table:table-cell table:style-name="ce43" office:value-type="string">
            <text:p><text:span text:style-name="T1">Expected phone call received from Mr. Kennelworth: At about 8:15 the telephone rang </text:span><text:span text:style-name="T1">and Mr. Kennelworth was on the wire. Robert knew from Mr. Kennelworth’s voice that he </text:span><text:span text:style-name="T1">had no good news. Mr. Kennelworth informed him that no word had been received from </text:span><text:span text:style-name="T1">Marie by her parents, and that they had called up the school in Sherman, Texas, and not </text:span><text:span text:style-name="T1">a word had been heard from her there. The school informed them that she had left school </text:span><text:span text:style-name="T1">on Saturday afternoon and had not been seen since. Of course, Robert knew she had left </text:span><text:span text:style-name="T1">Sherman to meet him and was now more anxious and worried than ever and freely </text:span><text:span text:style-name="T1">expressed his great anxiety to Mr. Kennelworth. Mr. Kennelworth was still hopeful and </text:span><text:span text:style-name="T1">tried to cheer and encourage Robert. Advised him to go on to New York and wait him </text:span><text:span text:style-name="T1">there. </text:span><text:span text:style-name="T2"><text:s/>Mr. Kennelworth said that he planned to leave for New </text:span><text:span text:style-name="T1">York at the end of the </text:span><text:span text:style-name="T1">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25">
          <table:table-cell office:value-type="string">
            <text:p>12</text:p>
          </table:table-cell>
          <table:table-cell office:value-type="string">
            <text:p>151</text:p>
          </table:table-cell>
          <table:table-cell office:value-type="string">
            <text:p>Tuesday, June 7, 1927</text:p>
          </table:table-cell>
          <table:table-cell/>
          <table:table-cell table:style-name="ce46" office:value-type="string">
            <text:p>RG was looking forward to Tuesday, the 7<text:span text:style-name="T22">th</text:span> day of the month. <text:s/><text:span text:style-name="T27"><text:s/>He had </text:span><text:span text:style-name="T1">learned that the </text:span><text:span text:style-name="T1">"7th" was a sacred day, and had often talked to Marie about the number 7, and the </text:span><text:span text:style-name="T1">number of times it is spoken of in the Bible. How God had blessed the 7th day and made </text:span><text:span text:style-name="T1">it the Sabbath; how many things had come to pass on the 7th day of the 7</text:span><text:span text:style-name="T24">th</text:span><text:span text:style-name="T1"> month, or the </text:span><text:span text:style-name="T1">7th year referred to in the Bible. In some way he felt that on this day news would come </text:span><text:span text:style-name="T1">from Marie and he hoped that it would be good. Robert awoke on Tuesday morning </text:span><text:span text:style-name="T1">feeling much better, had his breakfast early, bought the newspaper and read all about the </text:span><text:span text:style-name="T1">receptions being planned for Colonel Lindbergh and again the wish stole into his heart </text:span><text:span text:style-name="T1">and the hope was revived that in some way Marie might be with him when Lindbergh </text:span><text:span text:style-name="T1">arrived in New York.</text:span></text:p>
          </table:table-cell>
          <table:table-cell table:number-columns-repeated="1019"/>
        </table:table-row>
        <table:table-row table:style-name="ro22">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2"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text:span><text:span text:style-name="T1">as she saw it, would come to him. So he really began to plan and hope and get ready for </text:span><text:span text:style-name="T1">a marriage to take place on his birthday. </text:span><text:span text:style-name="T2"><text:s/>He was so happy over this sudden thought, so </text:span><text:span text:style-name="T2">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0">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23"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6">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24" office:value-type="string">
            <text:p><text:span text:style-name="T11">After Robert had talked with Walter, the bellboy came and brought a </text:span><text:span text:style-name="T12">special-delivery </text:span><text:span text:style-name="T12">letter and a telegram</text:span><text:span text:style-name="T11">. Robert opened the telegram hurriedly, hoping that it was </text:span><text:span text:style-name="T11">something from Marie, but found it was a</text:span></text:p>
            <text:p><text:span text:style-name="T11">telegram from his mother in which she congratulated him on his birthday the following </text:span><text:span text:style-name="T11">day, and encouraged him to hope for the best and not give way to despair in case Marie </text:span><text:span text:style-name="T11">did not show up. The special-delivery letter was also from Robert's mother. <text:s/>RG is looking </text:span><text:span text:style-name="T11">forward to his birthday with great hopes and expectations. </text:span><text:span text:style-name="T12">His 21st birthday meant a </text:span><text:span text:style-name="T12">great deal to him, meant more than any other birthday because he hoped that it </text:span><text:span text:style-name="T12">would bring Marie.</text:span><text:span text:style-name="T11"> <text:s/>Robert prayed his usual night prayer for the protection of Marie and </text:span><text:span text:style-name="T11">went to sleep, to dream of his birthday.</text:span></text:p>
          </table:table-cell>
          <table:table-cell table:number-columns-repeated="1019"/>
        </table:table-row>
        <table:table-row table:style-name="ro20">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2"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3">"This is going to be a real </text:span><text:span text:style-name="T13">happy </text:span><text:span text:style-name="T4">birthday. I am making money fast now in wheat and cotton and will soon be </text:span><text:span text:style-name="T4">making money in stocks." <text:s/></text:span><text:span text:style-name="T13"><text:s/>He figured up his profits on Cotton, Wheat </text:span><text:span text:style-name="T1">and Stocks and</text:span><text:span text:style-name="T3"> on </text:span><text:span text:style-name="T3">this birthday he was worth $30,000.</text:span><text:span text:style-name="T1"> <text:s/></text:span><text:span text:style-name="T2"><text:s/>He decided to forget about the market as </text:span><text:span text:style-name="T10">everything </text:span><text:span text:style-name="T3">was moving along his way</text:span><text:span text:style-name="T1"> and returned to the hotel to wait for news of </text:span><text:span text:style-name="T1">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25" office:value-type="string">
            <text:p><text:span text:style-name="T14">When 11 o'clock came Robert's mind reverted back to Sunday when he was </text:span><text:span text:style-name="T14">watching the clock in the Union Station, hoping and waiting for Marie to appear. </text:span><text:span text:style-name="T15">Robert became a little restless and more than anxious as the minutes went by. </text:span></text:p>
          </table:table-cell>
          <table:table-cell table:number-columns-repeated="1019"/>
        </table:table-row>
        <table:table-row table:style-name="ro12">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26" office:value-type="string">
            <text:p><text:span text:style-name="T16">The clock struck twelve on his birthday and no Marie and no news from her.</text:span><text:span text:style-name="T17"> A few </text:span><text:span text:style-name="T17">minutes after 12 his bell rang and a messenger boy appeared with a telegram. "Ah," </text:span><text:span text:style-name="T17">Robert thought, "this is from Marie or some news from her." But it was a telegram of </text:span><text:span text:style-name="T17">congratulations from his old pal, Walter, who asked that he convey the first news which </text:span><text:span text:style-name="T17">he received in regard to Marie and stated that he hoped be <text:s/></text:span><text:span text:style-name="T18">fore the day was over he </text:span><text:span text:style-name="T18">could congratulate Robert on </text:span><text:span text:style-name="T17">his marriage to Marie. </text:span></text:p>
          </table:table-cell>
          <table:table-cell table:number-columns-repeated="1019"/>
        </table:table-row>
        <table:table-row table:style-name="ro20">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27" office:value-type="string">
            <text:p><text:span text:style-name="T18"><text:s/></text:span><text:span text:style-name="T19">A little later in the day Robert received a long telegram from Mr. Kennelworth, </text:span><text:span text:style-name="T19">congratulating him on his birthday and offering words of encouragement, also telling </text:span><text:span text:style-name="T19">Robert that he expected to leave Texarkana on Friday night, June 10th, and </text:span><text:span text:style-name="T15">arrive in St. </text:span><text:span text:style-name="T15">Louis some time in the morning and that Robert should be ready to start with him to New </text:span><text:span text:style-name="T15">York, as he wanted to be there when Lindbergh arrived. Robert received another </text:span><text:span text:style-name="T15">telegram from his mother congratulating him on his birthday and wishing him every </text:span><text:span text:style-name="T15">success and happiness. <text:s text:c="2"/></text:span></text:p>
          </table:table-cell>
          <table:table-cell table:number-columns-repeated="1019"/>
        </table:table-row>
        <table:table-row table:style-name="ro11">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23" office:value-type="string">
            <text:p><text:span text:style-name="T15">These messages were very encouraging but it was now 2 o'clock and Robert began to be </text:span><text:span text:style-name="T15">keenly disappointed – he had raised his hopes so high that Marie would appear or some </text:span><text:span text:style-name="T15">news would come. He paced the floor in anxiety, his heart beating rapidly and was forced </text:span><text:span text:style-name="T15">to admit to himself that he had been over hopeful. He started to send a telegram to Mr. </text:span><text:span text:style-name="T15">Kennelworth asking him to wire or 'phone just as soon as possible if any news had been </text:span><text:span text:style-name="T15">received of Marie and asked him to call up Marie's parents and find out if they had heard </text:span><text:span text:style-name="T15">anything. </text:span><text:span text:style-name="T20">Minutes now began to drag slowly, as they had on Sunday when Robert </text:span><text:span text:style-name="T20">had watched the clock and saw his hopes slowly waning. They were now waning </text:span><text:span text:style-name="T20">again and Robert grew heartsick</text:span><text:span text:style-name="T15">, but cheered himself with the thought that the day was </text:span><text:span text:style-name="T15">not over yet. There was plenty of time for Marie to show up.</text:span></text:p>
          </table:table-cell>
          <table:table-cell table:number-columns-repeated="1019"/>
        </table:table-row>
        <table:table-row table:style-name="ro16">
          <table:table-cell office:value-type="string">
            <text:p>13</text:p>
          </table:table-cell>
          <table:table-cell office:value-type="string">
            <text:p>165</text:p>
          </table:table-cell>
          <table:table-cell office:value-type="string">
            <text:p>June 9, 1927</text:p>
          </table:table-cell>
          <table:table-cell/>
          <table:table-cell table:style-name="ce43"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many </text:span><text:span text:style-name="T1">of them, and it seemed to him that</text:span><text:span text:style-name="T3"> the last five days had been five years. <text:s/></text:span><text:span text:style-name="T4">L</text:span><text:span text:style-name="T13">ike </text:span><text:span text:style-name="T4">a voice </text:span><text:span text:style-name="T4">coming across the stillness of the night, he seemed to hear Marie calling as she used to </text:span><text:span text:style-name="T4">call: "Robert, dear," "Robert dear." He jumped from his chair, startled, because for a </text:span><text:span text:style-name="T4">moment he thought it was her voice, for he had been hoping and expecting each moment </text:span><text:span text:style-name="T4">to hear her voice, but alas it was only a ghost of imagination and no Marie was there and </text:span><text:span text:style-name="T4">no news of her.</text:span></text:p>
          </table:table-cell>
          <table:table-cell table:number-columns-repeated="1019"/>
        </table:table-row>
        <table:table-row table:style-name="ro27">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8">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8">Robert eagerly read the advertisement because </text:span><text:span text:style-name="T29">t</text:span><text:span text:style-name="T30">he name attracted him</text:span><text:span text:style-name="T28">. <text:s/></text:span><text:span text:style-name="T31">RG goes to </text:span><text:span text:style-name="T31">Professor O. B. Joyful's office for an astrology reading. <text:s/></text:span><text:span text:style-name="T21"><text:s/>RG reads some poems [about </text:span><text:span text:style-name="T21">love] that </text:span><text:span text:style-name="T32">attracted</text:span><text:span text:style-name="T21"> his attention. <text:s text:c="3"/>Robert knew that </text:span><text:span text:style-name="T32">he was using love every day</text:span><text:span text:style-name="T21"> and it seemed </text:span><text:span text:style-name="T21">that</text:span><text:span text:style-name="T32"> the Professor had prepared his office to receive</text:span></text:p>
            <text:p><text:span text:style-name="T32">those in love</text:span><text:span text:style-name="T21">.</text:span></text:p>
          </table:table-cell>
          <table:table-cell table:number-columns-repeated="1019"/>
        </table:table-row>
        <table:table-row table:style-name="ro19">
          <table:table-cell office:value-type="string">
            <text:p>14</text:p>
          </table:table-cell>
          <table:table-cell office:value-type="string">
            <text:p>184</text:p>
          </table:table-cell>
          <table:table-cell office:value-type="string">
            <text:p>Afternoon of June 12, 1927</text:p>
          </table:table-cell>
          <table:table-cell/>
          <table:table-cell table:style-name="ce47" office:value-type="string">
            <text:p><text:span text:style-name="T6"><text:s/></text:span><text:span text:style-name="T6">On the afternoon of June 12th, Mr. Kennelworth and Robert arrived in New York City and were </text:span><text:span text:style-name="T6">met at the train by Walter. <text:s/></text:span><text:span text:style-name="T21"><text:s/>After their arrival, they went to the Hotel Vanderbilt. <text:s text:c="2"/>Mr. </text:span><text:span text:style-name="T21">Kennelworth went out to see a friend and left Robert and Walter to chat alone.</text:span></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5"><text:s/></text:span><text:span text:style-name="T5">Mr. Kennelworth, Robert and Walter arose early to be ready for </text:span><text:span text:style-name="T8">Colonel Lindbergh’s </text:span><text:span text:style-name="T8">triumphant march up Broadway. </text:span><text:span text:style-name="T5">Robert was very enthusiastic about it and talked about what a </text:span><text:span text:style-name="T5">great achievement it was and </text:span><text:span text:style-name="T8">what it meant to the world, especially to the United States</text:span><text:span text:style-name="T5">. Walter </text:span><text:span text:style-name="T5">told him that they must get busy and </text:span><text:span text:style-name="T8">start to lay out the plans to build Robert’s great airplane. </text:span><text:span text:style-name="T33"><text:s/></text:span><text:span text:style-name="T6">When they started out on the street, Robert began to </text:span><text:span text:style-name="T5">talk of Marie and said that he hoped that he </text:span><text:span text:style-name="T5">would find her that day. Thru all the surging crowds, he stared in the face of every woman, hoping </text:span><text:span text:style-name="T5">that Marie, if she was alive, might have decided to come to New York for the </text:span><text:span text:style-name="T8">Lindbergh </text:span><text:span text:style-name="T8">reception</text:span><text:span text:style-name="T5">. It was a great day for Colonel Lindbergh, and a great day for Robert, because it </text:span><text:span text:style-name="T5">encouraged his hope for the day, and believed it would come to pass when airplanes would </text:span><text:span text:style-name="T5">conquer the world and bring universal peace.</text:span></text:p>
          </table:table-cell>
          <table:table-cell table:number-columns-repeated="1019"/>
        </table:table-row>
        <table:table-row table:style-name="ro29">
          <table:table-cell office:value-type="string">
            <text:p>16</text:p>
          </table:table-cell>
          <table:table-cell office:value-type="string">
            <text:p>197</text:p>
          </table:table-cell>
          <table:table-cell office:value-type="string">
            <text:p>Sunday, June 19, 1927</text:p>
          </table:table-cell>
          <table:table-cell/>
          <table:table-cell table:style-name="ce47" office:value-type="string">
            <text:p><text:span text:style-name="T1"><text:s/></text:span><text:span text:style-name="T1">On Sunday, June 19, 1927, Robert Gordon spent the day studying his charts and working out his </text:span><text:span text:style-name="T1">cycles for stocks, cotton and grain. He was short of Major Motors and was watching it very </text:span><text:span text:style-name="T1">closely. </text:span><text:span text:style-name="T3">On this day he made a new and great discovery of a time factor</text:span><text:span text:style-name="T1"> from which he figured </text:span><text:span text:style-name="T1">that Major Motors would decline until about June 30th and then start an advance which would last </text:span><text:span text:style-name="T1">until about September 16th, 1927, when the Company would be 19 years old and at that time the </text:span><text:span text:style-name="T1">stock would reach final high and would then go down to February to April, 1929. <text:s/></text:span><text:span text:style-name="T21"><text:s/>[pg. 197] <text:s/>His </text:span><text:span text:style-name="T1">great discovery of what stocks would do at a certain age enabled him to make enormous profits </text:span><text:span text:style-name="T1">when stocks reached the age where they would have fast moves up or down in a very short time. </text:span><text:span text:style-name="T1">[pg. 199]</text:span></text:p>
          </table:table-cell>
          <table:table-cell table:number-columns-repeated="1019"/>
        </table:table-row>
        <table:table-row table:style-name="ro30">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7">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office:value-type="string">
            <text:p><text:span text:style-name="T34"><text:s/></text:span><text:span text:style-name="T34">He worked upon his invention, and Walter was his sole companion. Walter had met an old man</text:span></text:p>
            <text:p><text:span text:style-name="T34">by the name of </text:span><text:span text:style-name="T35">Henry Watson</text:span><text:span text:style-name="T34"> who was a veteran of Wall Street, now over 70 years of age, had </text:span><text:span text:style-name="T34">made and lost many fortunes and had seen the biggest and best plungers go on the rocks in Wall </text:span><text:span text:style-name="T34">Street. </text:span><text:span text:style-name="T35">Walter introduced Mr. Watson to Robert </text:span><text:span text:style-name="T34">and he became very much interested in the old </text:span><text:span text:style-name="T34">man’s reminiscences.</text:span></text:p>
          </table:table-cell>
          <table:table-cell table:number-columns-repeated="1019"/>
        </table:table-row>
        <table:table-row table:style-name="ro31">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pan text:style-name="T5"><text:s/></text:span><text:span text:style-name="T5">Mr. Kennelworth left New York and returned to Texarkana in the latter part of June, 1927.</text:span></text:p>
          </table:table-cell>
          <table:table-cell table:number-columns-repeated="1019"/>
        </table:table-row>
        <table:table-row table:style-name="ro31" table:number-rows-repeated="1048493">
          <table:table-cell table:number-columns-repeated="1024"/>
        </table:table-row>
        <table:table-row table:style-name="ro31">
          <table:table-cell table:number-columns-repeated="1024"/>
        </table:table-row>
      </table:table>
      <table:table table:name="Ranks and Promotions" table:style-name="ta1" table:print="false">
        <table:table-column table:style-name="co24" table:default-cell-style-name="ce15"/>
        <table:table-column table:style-name="co25" table:default-cell-style-name="ce15"/>
        <table:table-column table:style-name="co20" table:default-cell-style-name="ce3"/>
        <table:table-column table:style-name="co26" table:default-cell-style-name="ce3"/>
        <table:table-column table:style-name="co20" table:default-cell-style-name="ce3"/>
        <table:table-column table:style-name="co27" table:default-cell-style-name="ce11"/>
        <table:table-column table:style-name="co28" table:default-cell-style-name="ce19"/>
        <table:table-column table:style-name="co29" table:default-cell-style-name="ce11"/>
        <table:table-column table:style-name="co30" table:default-cell-style-name="ce4"/>
        <table:table-column table:style-name="co7" table:number-columns-repeated="1014" table:default-cell-style-name="Default"/>
        <table:table-row table:style-name="ro5">
          <table:table-cell table:style-name="ce49" office:value-type="string">
            <text:p>Chapter</text:p>
          </table:table-cell>
          <table:table-cell table:style-name="ce49"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0"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19" table:number-columns-repeated="1014"/>
        </table:table-row>
        <table:table-row table:style-name="ro16">
          <table:table-cell table:number-columns-repeated="2" table:style-name="ce34" office:value-type="string">
            <text:p>1</text:p>
          </table:table-cell>
          <table:table-cell table:style-name="Default"/>
          <table:table-cell table:style-name="ce4"/>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table:style-name="ce42"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20"/>
          <table:table-cell table:style-name="ce48"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20" office:value-type="string">
            <text:p>Calvin Gordon</text:p>
          </table:table-cell>
          <table:table-cell table:style-name="ce50" office:value-type="string">
            <text:p>Capt. Gordon</text:p>
          </table:table-cell>
          <table:table-cell office:value-type="float" office:value="4">
            <text:p>4</text:p>
          </table:table-cell>
          <table:table-cell/>
          <table:table-cell table:style-name="ce53"/>
          <table:table-cell table:number-columns-repeated="1014"/>
        </table:table-row>
        <table:table-row table:style-name="ro12">
          <table:table-cell office:value-type="string">
            <text:p>1</text:p>
          </table:table-cell>
          <table:table-cell office:value-type="string">
            <text:p>7</text:p>
          </table:table-cell>
          <table:table-cell office:value-type="string">
            <text:p>1914</text:p>
          </table:table-cell>
          <table:table-cell table:style-name="ce4"/>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1" office:value-type="string">
            <text:p>Colonel Robert Gordon</text:p>
          </table:table-cell>
          <table:table-cell office:value-type="float" office:value="1">
            <text:p>1</text:p>
          </table:table-cell>
          <table:table-cell table:style-name="ce52"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12">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1" office:value-type="string">
            <text:p>Colonel Roosevelt</text:p>
          </table:table-cell>
          <table:table-cell office:value-type="float" office:value="1">
            <text:p>1</text:p>
          </table:table-cell>
          <table:table-cell table:style-name="ce52"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table:style-name="ce8"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18">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table:style-name="ce28" office:value-type="string">
            <text:p>Unfavorable conditions thruout the country and the low price of cotton left <text:span text:style-name="T7">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table:style-name="Default"/>
          <table:table-cell table:number-columns-repeated="1015"/>
        </table:table-row>
        <table:table-row table:style-name="ro12">
          <table:table-cell office:value-type="string">
            <text:p>2</text:p>
          </table:table-cell>
          <table:table-cell office:value-type="string">
            <text:p>16</text:p>
          </table:table-cell>
          <table:table-cell table:number-columns-repeated="2"/>
          <table:table-cell table:style-name="ce20" office:value-type="string">
            <text:p>Calvin Gordon</text:p>
          </table:table-cell>
          <table:table-cell table:style-name="ce50" office:value-type="string">
            <text:p>Capt. Gordon</text:p>
          </table:table-cell>
          <table:table-cell office:value-type="float" office:value="1">
            <text:p>1</text:p>
          </table:table-cell>
          <table:table-cell table:style-name="ce28"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3">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3"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3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4"><text:s/></text:span><text:span text:style-name="T34">Robert was still holding his Right Aeroplane stock,</text:span></text:p>
            <text:p><text:span text:style-name="T34">which </text:span><text:span text:style-name="T35">he had bought at 31 on May 21st, the day that</text:span></text:p>
            <text:p><text:span text:style-name="T35">Captain Lindbergh completed his successful flight to</text:span></text:p>
            <text:p><text:span text:style-name="T35">Paris. </text:span><text:span text:style-name="T34">He figured that he could make a great fortune</text:span></text:p>
            <text:p><text:span text:style-name="T34">by buying Right Aeroplane stock and holding it for</text:span></text:p>
            <text:p><text:span text:style-name="T34">years and at the same time selling Major Motors short.</text:span></text:p>
            <text:p><text:span text:style-name="T34">The markets in Wheat, Cotton, Major Motors and</text:span></text:p>
            <text:p><text:span text:style-name="T34">Right Aeroplane were all doing just exactly as he had</text:span></text:p>
            <text:p><text:span text:style-name="T34">calculated they would. The fact that he was making</text:span></text:p>
            <text:p><text:span text:style-name="T34">money on Right Aeroplane stock encouraged him to continue his work on his own plane.</text:span></text:p>
          </table:table-cell>
          <table:table-cell table:number-columns-repeated="1015"/>
        </table:table-row>
        <table:table-row table:style-name="ro30">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4"><text:s/></text:span><text:span text:style-name="T34">Robert awoke on Tuesday morning feeling much better,</text:span></text:p>
            <text:p><text:span text:style-name="T34">had his breakfast early, bought the newspaper and</text:span></text:p>
            <text:p><text:span text:style-name="T34">read all about the receptions being planned for </text:span><text:span text:style-name="T35">Colonel</text:span></text:p>
            <text:p><text:span text:style-name="T35">Lindbergh</text:span><text:span text:style-name="T34"> and again the wish stole into his heart and</text:span></text:p>
            <text:p><text:span text:style-name="T34">the hope was revived that in some way Marie might be</text:span></text:p>
            <text:p><text:span text:style-name="T34">with him </text:span><text:span text:style-name="T35">when Lindbergh arrived in New York</text:span><text:span text:style-name="T34">.</text:span></text:p>
          </table:table-cell>
          <table:table-cell table:number-columns-repeated="1015"/>
        </table:table-row>
        <table:table-row table:style-name="ro32">
          <table:table-cell office:value-type="string">
            <text:p>14</text:p>
          </table:table-cell>
          <table:table-cell office:value-type="string">
            <text:p>180</text:p>
          </table:table-cell>
          <table:table-cell office:value-type="string">
            <text:p>Current date is June 10, 1927, big reception planned on <text:span text:style-name="T7">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5"><text:s/></text:span><text:span text:style-name="T5">RG was also anxious to meet his old pal, Walter Kennelworth, so he decided to get ready to go on </text:span><text:span text:style-name="T5">to New York. </text:span><text:span text:style-name="T8">The big reception for Colonel Charles A. Lindbergh was planned</text:span><text:span text:style-name="T5"> and would take </text:span><text:span text:style-name="T5">place in </text:span><text:span text:style-name="T8">New York on Monday, June 13th</text:span><text:span text:style-name="T5">, and he wanted to be there, but every time he thought </text:span><text:span text:style-name="T5">of anything that would give him happiness or pleasure, he thought of Marie and knew that without </text:span><text:span text:style-name="T5">her it would not mean as much to him.</text:span><text:span text:style-name="T21"> <text:s/>Still he hoped</text:span></text:p>
            <text:p><text:span text:style-name="T5">Marie might appear or that some news of her might be</text:span></text:p>
            <text:p><text:span text:style-name="T5">received before he left.</text:span></text:p>
          </table:table-cell>
          <table:table-cell table:number-columns-repeated="1015"/>
        </table:table-row>
        <table:table-row table:style-name="ro7">
          <table:table-cell office:value-type="string">
            <text:p>14</text:p>
          </table:table-cell>
          <table:table-cell office:value-type="string">
            <text:p>180</text:p>
          </table:table-cell>
          <table:table-cell office:value-type="string">
            <text:p>Current date is June 10, 1927, big reception planned on <text:span text:style-name="T7">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7" office:value-type="string">
            <text:p><text:s/>RG wanted to see<text:span text:style-name="T7"> Captain Lindbergh</text:span> and his plane, <text:span text:style-name="T7">“The Spirit of St. Louis,” </text:span>for Robert was dreaming of the day when he would complete his own great plane according to Ezekiel’s plan.</text:p>
          </table:table-cell>
          <table:table-cell table:number-columns-repeated="1015"/>
        </table:table-row>
        <table:table-row table:style-name="ro30">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4"><text:s/></text:span><text:span text:style-name="T34">The United States began as a land of liberty and</text:span></text:p>
            <text:p><text:span text:style-name="T34">has always set an example for the </text:span><text:span text:style-name="T35">balance of the world</text:span></text:p>
            <text:p><text:span text:style-name="T34">and I hope to see the day when our country will take the</text:span></text:p>
            <text:p><text:span text:style-name="T34">lead in establishing universal peace and the brotherhood</text:span></text:p>
            <text:p><text:span text:style-name="T34">of man. </text:span><text:span text:style-name="T35">Captain Lindberg’s flight confirms my studies</text:span></text:p>
            <text:p><text:span text:style-name="T35">and forecasts of the future.</text:span></text:p>
          </table:table-cell>
          <table:table-cell table:number-columns-repeated="1015"/>
        </table:table-row>
        <table:table-row table:style-name="ro33">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5"><text:s/></text:span><text:span text:style-name="T5">Mr. Kennelworth, Robert and Walter arose early to be ready for </text:span><text:span text:style-name="T8">Colonel Lindbergh</text:span><text:span text:style-name="T5">’s triumphant </text:span><text:span text:style-name="T5">march up Broadway. Robert was very enthusiastic about it and talked about what a great </text:span><text:span text:style-name="T5">achievement it was and what it meant to the world, especially to the United States. Walter told him </text:span><text:span text:style-name="T5">that </text:span><text:span text:style-name="T8">they must get busy and start to lay out the plans to build Robert’s great airplane</text:span><text:span text:style-name="T5">. When </text:span><text:span text:style-name="T5">they started out on the street, Robert began to talk of Marie and said that he hoped that he would </text:span><text:span text:style-name="T5">find her that day. Thru all the surging crowds, he stared in the face of every woman, hoping that </text:span><text:span text:style-name="T5">Marie, if she was alive, might have decided to come to New York for the Lindbergh reception. It </text:span><text:span text:style-name="T5">was a great day for </text:span><text:span text:style-name="T8">Colonel Lindbergh</text:span><text:span text:style-name="T5">, and a great day for Robert, because it encouraged his </text:span><text:span text:style-name="T5">hope for the day, and believed it would come to pass when airplanes would conquer the world and </text:span><text:span text:style-name="T5">bring universal peace. He felt that a state of perfection could never be reached until the </text:span><text:span text:style-name="T5">brotherhood of man, founded on love, was established.</text:span></text:p>
          </table:table-cell>
          <table:table-cell table:number-columns-repeated="1015"/>
        </table:table-row>
        <table:table-row table:style-name="ro32">
          <table:table-cell office:value-type="string">
            <text:p>15</text:p>
          </table:table-cell>
          <table:table-cell office:value-type="string">
            <text:p>194</text:p>
          </table:table-cell>
          <table:table-cell office:value-type="string">
            <text:p>A few days after New York's reception <text:span text:style-name="T7">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4"><text:s/></text:span><text:span text:style-name="T34">A few days after New York’s reception to</text:span><text:span text:style-name="T35"> Colonel</text:span></text:p>
            <text:p><text:span text:style-name="T35">Lindbergh</text:span><text:span text:style-name="T34">, Robert decided to get down to business.</text:span></text:p>
            <text:p><text:span text:style-name="T34">He visited his brokers in Wall Street, talked over the</text:span></text:p>
            <text:p><text:span text:style-name="T34">market situation and found that they did not agree with</text:span></text:p>
            <text:p><text:span text:style-name="T34">his ideas and views. Decided to open an office at 69</text:span></text:p>
            <text:p><text:span text:style-name="T34">Wall Street, and Walter was to work with him when</text:span></text:p>
            <text:p><text:span text:style-name="T34">he had time from his studies. They consulted about a</text:span></text:p>
            <text:p><text:span text:style-name="T34">stenographer or office assistant. Walter had met Miss</text:span></text:p>
            <text:p><text:span text:style-name="T34">Edna Quinton, a very talented girl, whom he thought</text:span></text:p>
            <text:p><text:span text:style-name="T34">was the most competent he had ever known, so Robert</text:span></text:p>
            <text:p><text:span text:style-name="T34">gave her a position in his office.</text:span></text:p>
          </table:table-cell>
          <table:table-cell table:number-columns-repeated="1015"/>
        </table:table-row>
        <table:table-row table:style-name="ro32" table:number-rows-repeated="1048557">
          <table:table-cell table:number-columns-repeated="1023"/>
        </table:table-row>
        <table:table-row table:style-name="ro32">
          <table:table-cell table:number-columns-repeated="1023"/>
        </table:table-row>
      </table:table>
      <table:table table:name="Major Motors and Right Aeroplane" table:style-name="ta1" table:print="false">
        <table:table-column table:style-name="co31" table:default-cell-style-name="ce15"/>
        <table:table-column table:style-name="co32" table:default-cell-style-name="ce15"/>
        <table:table-column table:style-name="co10" table:default-cell-style-name="ce3"/>
        <table:table-column table:style-name="co33" table:default-cell-style-name="ce17"/>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4" office:value-type="string">
            <text:p>Chapter</text:p>
          </table:table-cell>
          <table:table-cell table:style-name="ce14" office:value-type="string">
            <text:p>Page</text:p>
          </table:table-cell>
          <table:table-cell table:style-name="ce1" office:value-type="string">
            <text:p>Timestamp given</text:p>
          </table:table-cell>
          <table:table-cell table:style-name="ce16" office:value-type="string">
            <text:p>Actual timestamp</text:p>
          </table:table-cell>
          <table:table-cell table:style-name="ce1" office:value-type="string">
            <text:p>Event</text:p>
          </table:table-cell>
          <table:table-cell table:style-name="ce16" office:value-type="string">
            <text:p>Notes/Comments</text:p>
          </table:table-cell>
          <table:table-cell table:style-name="ce19" table:number-columns-repeated="1018"/>
        </table:table-row>
        <table:table-row table:style-name="ro26">
          <table:table-cell table:style-name="Default" office:value-type="float" office:value="9">
            <text:p>9</text:p>
          </table:table-cell>
          <table:table-cell table:style-name="Default" office:value-type="float" office:value="90">
            <text:p>90</text:p>
          </table:table-cell>
          <table:table-cell table:style-name="ce54"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position </text:span><text:span text:style-name="T3">to buy some Right Aeroplane and Sell Major Motors and other stocks short, </text:span><text:span text:style-name="T3">because I believe that in the next few years I can make a fortune buying Right </text:span><text:span text:style-name="T3">Aeroplane stock and selling short Major Motors. </text:span><text:span text:style-name="T1">Just as the railroad locomotive </text:span><text:span text:style-name="T1">attained great speed from 1834 to 1839, and the big steamers cut down the time between </text:span><text:span text:style-name="T1">New York and Europe, so will airplanes 100 years later cut the time around the world and </text:span><text:span text:style-name="T1">to all points of the world. Just as the automobile has supplanted the railway passenger </text:span><text:span text:style-name="T1">trains in carrying passengers across the country, so will the airplane take the place of </text:span><text:span text:style-name="T1">railroads and automobiles in transportation through the air, because it will be much faster </text:span><text:span text:style-name="T1">and safer. I believe that the airplane described by Ezekiel is going to be the model of a </text:span><text:span text:style-name="T1">great plane in the future and I would like to make money enough to be the man to build </text:span><text:span text:style-name="T1">the first plane according to the plans laid down in the Bible.</text:span></text:p>
          </table:table-cell>
          <table:table-cell/>
          <table:table-cell table:style-name="ce19" table:number-columns-repeated="1018"/>
        </table:table-row>
        <table:table-row table:style-name="ro13">
          <table:table-cell office:value-type="string">
            <text:p>12</text:p>
          </table:table-cell>
          <table:table-cell office:value-type="string">
            <text:p>146</text:p>
          </table:table-cell>
          <table:table-cell table:style-name="ce39" office:value-type="string">
            <text:p>No timestamp given, but it is still Monday, June 6, 1927</text:p>
          </table:table-cell>
          <table:table-cell table:style-name="Default"/>
          <table:table-cell table:style-name="ce55" office:value-type="string">
            <text:p><text:span text:style-name="T27">Robert looked</text:span><text:span text:style-name="T1"> over the stock page and noticed the heading; “</text:span><text:span text:style-name="T3">Major Motors</text:span><text:span text:style-name="T1"> advances </text:span><text:span text:style-name="T1">above 200, a new high level.” Robert had figured out that </text:span><text:span text:style-name="T3">Major Motors</text:span><text:span text:style-name="T1"> would not </text:span><text:span text:style-name="T1">advance much above 200 before it would be a short sale for big profits. He figured out </text:span><text:span text:style-name="T1">from the cycle of </text:span><text:span text:style-name="T3">Major Motors </text:span><text:span text:style-name="T1">that it would hold until along in June and July and that it </text:span><text:span text:style-name="T1">would decline to a very low level in 1928, so he decided he was going to go short to hold </text:span><text:span text:style-name="T1">for a long campaign and make a fortune. Robert was still holding his </text:span><text:span text:style-name="T3">Right Aeroplane</text:span><text:span text:style-name="T1"> </text:span><text:span text:style-name="T1">stock, which he had bought at 31 on May 21st, the day that Captain Lindbergh completed </text:span><text:span text:style-name="T1">his successful flight to Paris. He figured that he could make a great fortune by buying </text:span><text:span text:style-name="T3">Right Aeroplane </text:span><text:span text:style-name="T1">stock and holding it for years and at the same time selling </text:span><text:span text:style-name="T3">Major </text:span><text:span text:style-name="T3">Motors</text:span><text:span text:style-name="T1"> short.</text:span><text:span text:style-name="T27"> <text:s/>The markets in Wheat, Cotton, </text:span><text:span text:style-name="T38">Major Motors</text:span><text:span text:style-name="T27"> and </text:span><text:span text:style-name="T38">Right Aeroplane </text:span><text:span text:style-name="T27">were </text:span><text:span text:style-name="T27">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19" table:number-columns-repeated="1018"/>
        </table:table-row>
        <table:table-row table:style-name="ro18">
          <table:table-cell table:style-name="ce3" office:value-type="string">
            <text:p>12</text:p>
          </table:table-cell>
          <table:table-cell table:style-name="ce3" office:value-type="string">
            <text:p>147</text:p>
          </table:table-cell>
          <table:table-cell table:style-name="ce39" office:value-type="string">
            <text:p>June 7, 1927</text:p>
          </table:table-cell>
          <table:table-cell table:style-name="ce2"/>
          <table:table-cell table:style-name="ce55" office:value-type="string">
            <text:p><text:span text:style-name="T1"><text:s/></text:span><text:span text:style-name="T1">RG also ordered [the broker] to buy 100,000 bushels of July Wheat and gave an order to </text:span><text:span text:style-name="T1">sell 500 shares of Major Motors when it reached 203. After sending these telegrams he </text:span><text:span text:style-name="T1">returned to the hotel feeling some better and hoping that when he heard from Mr. </text:span><text:span text:style-name="T1">Kennelworth on</text:span></text:p>
            <text:p><text:span text:style-name="T1">the long-distance 'phone he would have some good news.</text:span></text:p>
          </table:table-cell>
          <table:table-cell/>
          <table:table-cell table:style-name="ce19" table:number-columns-repeated="1018"/>
        </table:table-row>
        <table:table-row table:style-name="ro18">
          <table:table-cell office:value-type="string">
            <text:p>13</text:p>
          </table:table-cell>
          <table:table-cell office:value-type="string">
            <text:p>161</text:p>
          </table:table-cell>
          <table:table-cell office:value-type="string">
            <text:p>June 9, 1927</text:p>
          </table:table-cell>
          <table:table-cell/>
          <table:table-cell table:style-name="ce22"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2" office:value-type="string">
            <text:p><text:span text:style-name="T1"><text:s/></text:span><text:span text:style-name="T1">Robert told Mr. Kennelworth that he had been making money in wheat and cotton and </text:span><text:span text:style-name="T1">that Right</text:span></text:p>
            <text:p><text:span text:style-name="T1">Aeroplane was moving his way; that he was Short of Major Motors and expected to make </text:span><text:span text:style-name="T1">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56"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text:span><text:span text:style-name="T1">short of Major Motors and was watching it very closely. On this day he made a new and </text:span><text:span text:style-name="T1">great discovery of a time factor from which he figured that Major Motors would decline </text:span><text:span text:style-name="T1">until about June 30th and then start an advance which would last until about September </text:span><text:span text:style-name="T1">16th, 1927, when the Company would be 19 years old and at that time the stock would </text:span><text:span text:style-name="T1">reach final high and would then go down to February to April, 1929. He figured that the </text:span><text:span text:style-name="T1">stock should advance to around 270 by September 16th and made up his mind to watch </text:span><text:span text:style-name="T1">it closely and cover his shorts if it went down around June 30th, and then start buying the </text:span><text:span text:style-name="T1">stock. On June 30th it declined and he bought in his short contracts and bought for long </text:span><text:span text:style-name="T1">account 500 shares of Major Motors at 192ó. He decided to pyramid it all the way up. On </text:span><text:span text:style-name="T1">July 15th he bought 500 shares at 204; on July 21st he bought 300 at 214 and on July </text:span><text:span text:style-name="T1">26th bought 300 more at 224. On August 5th the stock advanced to 230 and he raised his </text:span><text:span text:style-name="T1">stop on 1600 shares to 225. On August 8th his stock was sold out at 225. He still believed </text:span><text:span text:style-name="T1">that the stock would go up to around 270 by September 16th but he expected a reaction </text:span><text:span text:style-name="T1">of about 12 to 15 points so he decided to wait </text:span><text:span text:style-name="T2"><text:s/>for a few days and watch his charts to see </text:span><text:span text:style-name="T2">how the stock </text:span><text:span text:style-name="T1">acted. On August 12th Major Motors declined to 218, being down a little </text:span><text:span text:style-name="T1">over 12 points as he figured, and he bought 1000 shares at 218. He placed a stop at 212, </text:span><text:span text:style-name="T1">a point which he figured it would not decline to. The advance started, and on August 20th </text:span><text:span text:style-name="T1">he bought 300 shares at 228; on August 24th bought 300 shares more at 238 and on </text:span><text:span text:style-name="T1">August 26th bought 300 shares more at 248. When he started pyramiding, his plan was </text:span><text:span text:style-name="T1">to buy or sell the largest amount first and then gradually decrease buying and selling </text:span><text:span text:style-name="T1">smaller amounts on the way up or down, and always using a stop loss order. On </text:span><text:span text:style-name="T1">September 7th the stock advanced to 253 and he raised his stop on his entire amount to </text:span><text:span text:style-name="T1">243. This stop was never reached but on September 14th a rapid advance was on and he </text:span><text:span text:style-name="T1">bought 300 shares more at 258, giving him a line of 2200 shares of stock. He figured that </text:span><text:span text:style-name="T1">it should advance on September 16th to around 270. When the market advanced to 272 </text:span><text:span text:style-name="T1">at this time he sold out his 2200 shares at 272.</text:span><text:span text:style-name="T2"> He cleaned up a profit on this deal of over </text:span><text:span text:style-name="T2">$80,000.00, </text:span><text:span text:style-name="T1">and as he figured that the stock would make final top around this time he </text:span><text:span text:style-name="T1">decided to put out a line of short stock and pyramid all the way down, remaining short for </text:span><text:span text:style-name="T1">the long pull. On September 17th he sold 500 shares of the new Major Motors stock at </text:span><text:span text:style-name="T1">138 and 500 shares at 137 and placed a stop on it at 147. <text:s/></text:span><text:span text:style-name="T2"><text:s/>He had made it a rule that </text:span><text:span text:style-name="T2">after he had made a large </text:span><text:span text:style-name="T1">amount of profits that he would never risk more than 10 per </text:span><text:span text:style-name="T1">cent of his profits on the first new deal, and that if that deal went wrong and he lost 10 per </text:span><text:span text:style-name="T1">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text:span><text:span text:style-name="T1">him ten consecutive times for him to lose all the profits he had made, and his studies of </text:span><text:span text:style-name="T1">past records showed that this could never happen. He placed orders to sell more Major </text:span><text:span text:style-name="T1">Motors at 128, 118, 108 and 98 because he expected the first decline to run until the </text:span><text:span text:style-name="T1">latter part of December, 1927, and after that time he would put out shorts again on a rally </text:span><text:span text:style-name="T1">to hold and pyramid on the way down into the Spring of 1929. His great discovery of what </text:span><text:span text:style-name="T1">stocks would do at a certain age enabled him to make enormous profits when stocks </text:span><text:span text:style-name="T1">reached the age where they would have fast moves up or down in a very short time.</text:span><text:span text:style-name="T2"> </text:span><text:span text:style-name="T2">October, 1927, was a beautiful month in New York. </text:span><text:span text:style-name="T1">The weather was warm and the sun </text:span><text:span text:style-name="T1">shone brightly every day. It reminded Robert of the Fall of 1926 when he had gone to </text:span><text:span text:style-name="T1">Sherman, Texas to visit Marie. He thought of what a great change had taken place in one </text:span><text:span text:style-name="T1">year, 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great </text:span><text:span text:style-name="T1">decline in stocks which he forecast for the Fall and Winter of 1927 took place and he </text:span><text:span text:style-name="T1">made money rapidly on the short side of stocks. He was selling short Central Steel and </text:span><text:span text:style-name="T1">Major Motors and other stocks. </text:span><text:span text:style-name="T2"><text:s/>He </text:span><text:span text:style-name="T1">had bought Corn and Wheat in October and made big </text:span><text:span text:style-name="T1">profits later in the year. Money was piling up fast</text:span><text:span text:style-name="T2"> and in the latter part of October, 1927, </text:span><text:span text:style-name="T2">he had made </text:span><text:span text:style-name="T1">over $300,000.</text:span></text:p>
          </table:table-cell>
          <table:table-cell table:number-columns-repeated="1019"/>
        </table:table-row>
        <table:table-row table:style-name="ro32">
          <table:table-cell table:style-name="ce4" office:value-type="string">
            <text:p>16</text:p>
          </table:table-cell>
          <table:table-cell table:style-name="ce4" office:value-type="string">
            <text:p>201</text:p>
          </table:table-cell>
          <table:table-cell table:style-name="ce4" table:number-columns-repeated="2"/>
          <table:table-cell table:style-name="ce30" office:value-type="string">
            <text:p><text:span text:style-name="T5"><text:s/></text:span><text:span text:style-name="T5">Mr. Watson also told Robert how Durant had become the giant motor magnate and formed the </text:span><text:span text:style-name="T5">General Motors Corporation in 1908 and had made a great success, accumulating millions before </text:span><text:span text:style-name="T5">the war days and afterwards. He was in full control of General Motors and was reputed to be worth </text:span><text:span text:style-name="T5">over a hundred million dollars when the stock was selling at $410.00 in the Spring of 1920. Durant </text:span><text:span text:style-name="T5">was very bullish and talked of General Motors going very much higher. Deflation started in the </text:span><text:span text:style-name="T5">Summer of 1920, and all stocks declined rapidly. He remained bullish, continuing to buy General </text:span><text:span text:style-name="T5">Motors all the way down. The stock had been split up on a ten for one basis and the new stock </text:span><text:span text:style-name="T5">which sold at $42.00</text:span></text:p>
            <text:p><text:span text:style-name="T5">in March, 1920, an equivalent of $420.00 per share, declined to $14.00 per share in December, </text:span><text:span text:style-name="T5">1920, and finally in the Spring of 1922 sold at $8.25. He had refused to sell; in fact had bought all </text:span><text:span text:style-name="T5">his brokers would let him have all the way down. When the stock declined to $15.00 per share, </text:span><text:span text:style-name="T5">Durant was ruined. His fortune of over one hundred millions dollars was wiped out. The Morgans </text:span><text:span text:style-name="T5">and Duponts took over his holdings </text:span><text:span text:style-name="T6"><text:s/>at a figure reported to be around $5.00 per share, and he </text:span><text:span text:style-name="T5">lost </text:span><text:span text:style-name="T5">control of the gigantic corporation which had made him famous. Later Durant organized a new </text:span><text:span text:style-name="T5">company and came back fast. He went back into the stock market and in the great Coolidge Bull </text:span><text:span text:style-name="T5">campaign from 1924 to</text:span></text:p>
            <text:p><text:span text:style-name="T5">1927 was again a dominant factor in General Motors and other stocks and was reputed to have </text:span><text:span text:style-name="T5">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57"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had </text:span><text:span text:style-name="T1">been on the right side for several months. Just before Christmas he figured that he would </text:span><text:span text:style-name="T1">cover his short stocks and wait for a rally which he expected would come in January or </text:span><text:span text:style-name="T1">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text:span><text:span text:style-name="T1">unfavorable rumors were afloat. Business conditions were bad. War clouds were </text:span><text:span text:style-name="T1">gathering thick in Europe. Newspapers talked of the uncertainties in the new year due to </text:span><text:span text:style-name="T1">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56" office:value-type="string">
            <text:p><text:span text:style-name="T1"><text:s/></text:span><text:span text:style-name="T1">He had also forecast the rapid advance of certain classes of stocks. During 1928 he had </text:span><text:span text:style-name="T1">closed a successful bear campaign in Major Motors and was still holding his Right </text:span><text:span text:style-name="T1">Aeroplane stock, which had continued to advance, and he figured that it would have a big </text:span><text:span text:style-name="T1">rise during 1929. <text:s/></text:span><text:span text:style-name="T2"><text:s/>After preparing his campaign for the market and </text:span><text:span text:style-name="T1">buying stocks and </text:span><text:span text:style-name="T1">cotton for the big advance, Walter noticed a great change in Robert. </text:span><text:span text:style-name="T2"><text:s/>His health began to </text:span><text:span text:style-name="T1">fail again, and now that he had achieved great success and completed such wonderful </text:span><text:span text:style-name="T1">inventions, without Marie to comfort him he would probably break down in health and give </text:span><text:span text:style-name="T1">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2"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an Francisco" table:style-name="ta1" table:print="false">
        <table:table-column table:style-name="co9" table:default-cell-style-name="ce3"/>
        <table:table-column table:style-name="co35" table:default-cell-style-name="ce3"/>
        <table:table-column table:style-name="co36" table:default-cell-style-name="ce3"/>
        <table:table-column table:style-name="co11" table:default-cell-style-name="ce3"/>
        <table:table-column table:style-name="co37" table:default-cell-style-name="ce11"/>
        <table:table-column table:style-name="co38" table:default-cell-style-name="ce11"/>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3"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7">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31">
          <table:table-cell/>
        </table:table-row>
      </table:table>
      <table:table table:name="Texarkana" table:style-name="ta1" table:print="false">
        <table:table-column table:style-name="co39" table:default-cell-style-name="ce4"/>
        <table:table-column table:style-name="co8" table:default-cell-style-name="ce4"/>
        <table:table-column table:style-name="co40" table:default-cell-style-name="ce4"/>
        <table:table-column table:style-name="co38" table:default-cell-style-name="ce4"/>
        <table:table-column table:style-name="co41" table:default-cell-style-name="ce4"/>
        <table:table-column table:style-name="co42"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6">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9">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9">th</text:span><text:span text:style-name="T1"> , 1906.</text:span></text:p>
          </table:table-cell>
          <table:table-cell table:number-columns-repeated="1019"/>
        </table:table-row>
        <table:table-row table:style-name="ro16" table:number-rows-repeated="1048573">
          <table:table-cell table:number-columns-repeated="1024"/>
        </table:table-row>
        <table:table-row table:style-name="ro16">
          <table:table-cell table:number-columns-repeated="1024"/>
        </table:table-row>
      </table:table>
      <table:table table:name="Hotels" table:style-name="ta1" table:print="false">
        <table:table-column table:style-name="co7" table:default-cell-style-name="Default"/>
        <table:table-row table:style-name="ro31">
          <table:table-cell/>
        </table:table-row>
      </table:table>
      <table:table table:name="woman" table:style-name="ta1" table:print="false">
        <table:table-column table:style-name="co7" table:default-cell-style-name="Default"/>
        <table:table-row table:style-name="ro3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3" table:default-cell-style-name="ce4"/>
        <table:table-column table:style-name="co44" table:default-cell-style-name="ce4"/>
        <table:table-column table:style-name="co45" table:default-cell-style-name="ce4"/>
        <table:table-column table:style-name="co4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36" table:default-cell-style-name="ce4"/>
        <table:table-column table:style-name="co49" table:default-cell-style-name="ce4"/>
        <table:table-column table:style-name="co50" table:default-cell-style-name="ce4"/>
        <table:table-column table:style-name="co51"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62" table:number-columns-repeated="1018"/>
        </table:table-row>
        <table:table-row table:style-name="ro31">
          <table:table-cell table:style-name="Default" table:number-columns-repeated="6"/>
          <table:table-cell table:style-name="ce6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58" office:value-type="string">
            <text:p>1</text:p>
          </table:table-cell>
          <table:table-cell table:style-name="ce50" office:value-type="float" office:value="1">
            <text:p>1</text:p>
          </table:table-cell>
          <table:table-cell table:style-name="ce59" office:value-type="string">
            <text:p><text:span text:style-name="T1"><text:s/></text:span><text:span text:style-name="T1">Sunday morning, June</text:span></text:p>
            <text:p><text:span text:style-name="T1">10</text:span><text:span text:style-name="T40">th</text:span></text:p>
          </table:table-cell>
          <table:table-cell table:style-name="ce59"/>
          <table:table-cell table:style-name="ce60" office:value-type="string">
            <text:p>She was happy this Sunday morning when she looked at her bouncing baby boy, dreamed of his future, and thought of what his name should be.</text:p>
          </table:table-cell>
          <table:table-cell table:style-name="ce58"/>
          <table:table-cell table:number-columns-repeated="1018"/>
        </table:table-row>
        <table:table-row table:style-name="ro16">
          <table:table-cell office:value-type="string">
            <text:p>2</text:p>
          </table:table-cell>
          <table:table-cell office:value-type="string">
            <text:p>9</text:p>
          </table:table-cell>
          <table:table-cell office:value-type="string">
            <text:p>A few nights before June 9, 1906.</text:p>
          </table:table-cell>
          <table:table-cell/>
          <table:table-cell table:style-name="ce22"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18">
          <table:table-cell office:value-type="string">
            <text:p>2</text:p>
          </table:table-cell>
          <table:table-cell office:value-type="string">
            <text:p>11</text:p>
          </table:table-cell>
          <table:table-cell office:value-type="string">
            <text:p>No date given.</text:p>
          </table:table-cell>
          <table:table-cell/>
          <table:table-cell table:style-name="ce22" office:value-type="string">
            <text:p><text:s/>His mother was very proud of him and said “Bobbie, one day your <text:span text:style-name="T7">dream</text:span> of becoming a great inventor will he realized. You have not been wasting your time tinkering around with your father’s tools trying to make things.” His brother, Ralph, continued to call him “<text:span text:style-name="T7">Fool </text:span><text:span text:style-name="T7">Bobbie</text:span>” and “<text:span text:style-name="T7">Mother’s dream</text:span>”;</text:p>
          </table:table-cell>
          <table:table-cell table:number-columns-repeated="1019"/>
        </table:table-row>
        <table:table-row table:style-name="ro20">
          <table:table-cell office:value-type="string">
            <text:p>2</text:p>
          </table:table-cell>
          <table:table-cell office:value-type="string">
            <text:p>11-12</text:p>
          </table:table-cell>
          <table:table-cell office:value-type="string">
            <text:p>No date given.</text:p>
          </table:table-cell>
          <table:table-cell/>
          <table:table-cell table:style-name="ce22"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56" office:value-type="string">
            <text:p>RG began to <text:span text:style-name="T7">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56" office:value-type="string">
            <text:p>His mother said, “Bobbie, I have always had great faith in you, and I know that one day my <text:span text:style-name="T7">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2" office:value-type="string">
            <text:p>If I can make money, I can complete my invention and discoveries, go to New York where I will have all the advantages, and we can soon be married and <text:span text:style-name="T7">realize our dream</text:span>.</text:p>
          </table:table-cell>
          <table:table-cell table:number-columns-repeated="1019"/>
        </table:table-row>
        <table:table-row table:style-name="ro12">
          <table:table-cell office:value-type="string">
            <text:p>7</text:p>
          </table:table-cell>
          <table:table-cell office:value-type="string">
            <text:p>83</text:p>
          </table:table-cell>
          <table:table-cell office:value-type="string">
            <text:p>No date given.</text:p>
          </table:table-cell>
          <table:table-cell/>
          <table:table-cell table:style-name="ce22"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18">
          <table:table-cell office:value-type="string">
            <text:p>9</text:p>
          </table:table-cell>
          <table:table-cell office:value-type="string">
            <text:p>96</text:p>
          </table:table-cell>
          <table:table-cell table:style-name="ce56" office:value-type="string">
            <text:p><text:s/>April 30th, 1927</text:p>
          </table:table-cell>
          <table:table-cell/>
          <table:table-cell table:style-name="ce56" office:value-type="string">
            <text:p>Robert now began to see possibilities of his <text:span text:style-name="T7">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12">
          <table:table-cell office:value-type="string">
            <text:p>9</text:p>
          </table:table-cell>
          <table:table-cell office:value-type="string">
            <text:p>97</text:p>
          </table:table-cell>
          <table:table-cell office:value-type="string">
            <text:p>May 1, 1927</text:p>
          </table:table-cell>
          <table:table-cell/>
          <table:table-cell table:style-name="ce56"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56" office:value-type="string">
            <text:p><text:s/>Sunday, May 1, 1927</text:p>
          </table:table-cell>
          <table:table-cell/>
          <table:table-cell table:style-name="ce22"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7">she again referred to </text:span><text:span text:style-name="T7">the dream that she had had years before, about a great war which would come and </text:span><text:span text:style-name="T7">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56" office:value-type="string">
            <text:p><text:s/>On the afternoon of May 28th, Robert boarded a train for Sherman, Texas, with the lightest heart that he had ever experienced in his life. Now that his <text:span text:style-name="T7">dream was really </text:span><text:span text:style-name="T7">going to be realized</text:span>, he was never so happy.</text:p>
          </table:table-cell>
          <table:table-cell table:number-columns-repeated="1019"/>
        </table:table-row>
        <table:table-row table:style-name="ro16">
          <table:table-cell office:value-type="string">
            <text:p>10</text:p>
          </table:table-cell>
          <table:table-cell office:value-type="string">
            <text:p>108</text:p>
          </table:table-cell>
          <table:table-cell office:value-type="string">
            <text:p>Saturday afternoon, <text:span text:style-name="T2"><text:s/>May 28</text:span><text:span text:style-name="T41">th</text:span><text:span text:style-name="T2">, 1927</text:span></text:p>
          </table:table-cell>
          <table:table-cell/>
          <table:table-cell table:style-name="ce56" office:value-type="string">
            <text:p><text:s/>As the train rolled across the plains of Texas and Robert watched the sun setting across the prairies on that Saturday afternoon, <text:span text:style-name="T7">he dreamed of the day when he, like </text:span><text:span text:style-name="T7">Lindbergh, would cross the country in his great airplane</text:span>. He could think of nothing else but Lindbergh's great flight and what it meant to the world. He realized that <text:span text:style-name="T7">Ezekiel's </text:span><text:span text:style-name="T7">prophecy of that war which was to come and be fought in the air, was coming true, </text:span><text:span text:style-name="T7">and the great plane described by Ezekiel, the eagle with wheel within a wheel, </text:span><text:span text:style-name="T7">would one day become a reality. He could now see the possibilities of his dream </text:span><text:span text:style-name="T7">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2"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18">
          <table:table-cell office:value-type="string">
            <text:p>11</text:p>
          </table:table-cell>
          <table:table-cell office:value-type="string">
            <text:p>122</text:p>
          </table:table-cell>
          <table:table-cell office:value-type="string">
            <text:p>June 5, 1927 [Sunday]</text:p>
          </table:table-cell>
          <table:table-cell/>
          <table:table-cell table:style-name="ce22" office:value-type="string">
            <text:p><text:s/>Robert realized that he must have time to collect his thoughts, if he ever could think again. <text:span text:style-name="T7">His thoughts turned back to the dream Marie had told him </text:span><text:span text:style-name="T2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2"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7">hope until he realized his dream and again </text:span><text:span text:style-name="T7">found Marie.</text:span></text:p>
          </table:table-cell>
          <table:table-cell table:number-columns-repeated="1019"/>
        </table:table-row>
        <table:table-row table:style-name="ro20">
          <table:table-cell office:value-type="string">
            <text:p>12</text:p>
          </table:table-cell>
          <table:table-cell office:value-type="string">
            <text:p>133</text:p>
          </table:table-cell>
          <table:table-cell office:value-type="string">
            <text:p>After 6:00pm, June 5, 1927 [Sunday].</text:p>
          </table:table-cell>
          <table:table-cell/>
          <table:table-cell table:style-name="ce29"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2" office:value-type="string">
            <text:p><text:s/>Read about the preparations for Captain Lindbergh’s return to Washington and New York and the plans for his reception. Of course,<text:span text:style-name="T7"> Robert had looked forward to being there at </text:span><text:span text:style-name="T7">that time and have Marie with him as his wife. He had been looking forward to the </text:span><text:span text:style-name="T7">day when his own dream would be realized and he would build one of the greatest </text:span><text:span text:style-name="T7">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2" office:value-type="string">
            <text:p>This poem seemed to fit his case and he read it over carefully. He resolved that regardless of discouragement or disappointment, blasted hopes, lost ideals or<text:span text:style-name="T7"> shattered </text:span><text:span text:style-name="T7">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2" office:value-type="string">
            <text:p><text:s/>Robert wished that he might be able that night to lie down to<text:span text:style-name="T7">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5">
          <table:table-cell office:value-type="string">
            <text:p>13</text:p>
          </table:table-cell>
          <table:table-cell office:value-type="string">
            <text:p>160</text:p>
          </table:table-cell>
          <table:table-cell office:value-type="string">
            <text:p>Night of June 8, 1927</text:p>
          </table:table-cell>
          <table:table-cell/>
          <table:table-cell table:style-name="ce29" office:value-type="string">
            <text:p><text:span text:style-name="T1">Robert prayed his usual night prayer for the protection of Marie and went to sleep, to </text:span><text:span text:style-name="T3">dream of his [21</text:span><text:span text:style-name="T42">st</text:span><text:span text:style-name="T3">] birthday</text:span><text:span text:style-name="T1">.</text:span></text:p>
          </table:table-cell>
          <table:table-cell table:number-columns-repeated="1019"/>
        </table:table-row>
        <table:table-row table:style-name="ro18">
          <table:table-cell office:value-type="string">
            <text:p>14</text:p>
          </table:table-cell>
          <table:table-cell office:value-type="string">
            <text:p>180</text:p>
          </table:table-cell>
          <table:table-cell office:value-type="string">
            <text:p>June 10, 1927</text:p>
          </table:table-cell>
          <table:table-cell/>
          <table:table-cell table:style-name="ce22" office:value-type="string">
            <text:p>He wanted to see Captain Lindbergh and his plane, “The Spirit of St. Louis,” for Robert was <text:span text:style-name="T7">dreaming</text:span> of the day when he would complete his own great plane according to Ezekiel’s plan. Robert went to his room and spent the <text:span text:style-name="T7">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61" office:value-type="string">
            <text:p>“I am sure you are to make your <text:span text:style-name="T7">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22">
          <table:table-cell office:value-type="string">
            <text:p>19</text:p>
          </table:table-cell>
          <table:table-cell office:value-type="string">
            <text:p>228</text:p>
          </table:table-cell>
          <table:table-cell office:value-type="string">
            <text:p>June 9, 1928 (RG 22<text:span text:style-name="T22">nd</text:span> birthday), at Governor's Island.</text:p>
          </table:table-cell>
          <table:table-cell/>
          <table:table-cell table:style-name="ce22"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10"><text:s/></text:span><text:span text:style-name="T10">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22">
          <table:table-cell office:value-type="string">
            <text:p>20</text:p>
          </table:table-cell>
          <table:table-cell office:value-type="string">
            <text:p>240</text:p>
          </table:table-cell>
          <table:table-cell office:value-type="string">
            <text:p>Middle to late January 1929.</text:p>
          </table:table-cell>
          <table:table-cell/>
          <table:table-cell table:style-name="ce29"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20">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9"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2" office:value-type="string">
            <text:p>After thoughts of Marie's beauty had flitted thru Robert's brain and his <text:span text:style-name="T7">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2" office:value-type="string">
            <text:p>He <text:span text:style-name="T7">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20">
          <table:table-cell office:value-type="string">
            <text:p>24</text:p>
          </table:table-cell>
          <table:table-cell office:value-type="string">
            <text:p>272</text:p>
          </table:table-cell>
          <table:table-cell office:value-type="string">
            <text:p>June 9, 1929 [RG 23<text:span text:style-name="T22">rd</text:span> birthday].</text:p>
          </table:table-cell>
          <table:table-cell/>
          <table:table-cell table:style-name="ce2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7">greatest dreams realized</text:span>. God has been good to us. <text:span text:style-name="T7">Our great discoveries are now completed.</text:span></text:p>
          </table:table-cell>
          <table:table-cell table:number-columns-repeated="1019"/>
        </table:table-row>
        <table:table-row table:style-name="ro11">
          <table:table-cell office:value-type="string">
            <text:p>26</text:p>
          </table:table-cell>
          <table:table-cell office:value-type="string">
            <text:p>292-293</text:p>
          </table:table-cell>
          <table:table-cell office:value-type="string">
            <text:p>September 1930</text:p>
          </table:table-cell>
          <table:table-cell/>
          <table:table-cell table:style-name="ce29" office:value-type="string">
            <text:p><text:span text:style-name="T1"><text:s/></text:span><text:span text:style-name="T1">As soon as they had landed with him, </text:span><text:span text:style-name="T4">his </text:span><text:span text:style-name="T3">mind went back to the days of his youth</text:span><text:span text:style-name="T4">, </text:span><text:span text:style-name="T4">when he had built his</text:span><text:span text:style-name="T10"> first bicycle to ride on the water</text:span><text:span text:style-name="T13">, and when he had read </text:span><text:span text:style-name="T4">the Bible </text:span><text:span text:style-name="T4">and talked about the wars to come and made his </text:span><text:span text:style-name="T3">plans for the great airship</text:span><text:span text:style-name="T4">. He </text:span><text:span text:style-name="T4">recalled the </text:span><text:span text:style-name="T3">dream his mother </text:span><text:span text:style-name="T4">had which greatly disturbed her. She told him she </text:span><text:span text:style-name="T4">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text:span><text:span text:style-name="T4">him about his </text:span><text:span text:style-name="T3">oldest brother losing his life in the San Francisco earthquake</text:span><text:span text:style-name="T4"> and he </text:span><text:span text:style-name="T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26">
          <table:table-cell office:value-type="string">
            <text:p>28</text:p>
          </table:table-cell>
          <table:table-cell office:value-type="string">
            <text:p>321</text:p>
          </table:table-cell>
          <table:table-cell office:value-type="string">
            <text:p>October 3, 1931</text:p>
          </table:table-cell>
          <table:table-cell/>
          <table:table-cell table:style-name="ce29"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18">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2" office:value-type="string">
            <text:p>The President was astounded. He had never <text:span text:style-name="T7">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2" office:value-type="string">
            <text:p><text:s/>He thought of Marie and as he <text:span text:style-name="T7">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5">
          <table:table-cell office:value-type="string">
            <text:p>39</text:p>
          </table:table-cell>
          <table:table-cell office:value-type="string">
            <text:p>401</text:p>
          </table:table-cell>
          <table:table-cell office:value-type="string">
            <text:p>The 6<text:span text:style-name="T22">th</text:span> day of Robert Gordon's 7 days.</text:p>
          </table:table-cell>
          <table:table-cell office:value-type="string">
            <text:p>July 26, 1932</text:p>
          </table:table-cell>
          <table:table-cell table:style-name="ce29" office:value-type="string">
            <text:p>His dear old mother was the happiest woman in the world. She greeted him affectionately; told him that <text:span text:style-name="T7">all her dreams about him had come true</text:span>.</text:p>
          </table:table-cell>
          <table:table-cell table:number-columns-repeated="1019"/>
        </table:table-row>
        <table:table-row table:style-name="ro1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2" office:value-type="string">
            <text:p>This shows that time does prove all things. It has proven your love for Marie and your faith and confidence in a woman's promise. <text:span text:style-name="T7">Marie was a wise prophet.</text:span> She knew better than we knew when <text:span text:style-name="T7">she said: 'You will get eveything you want.' Robert Gordon, that </text:span><text:span text:style-name="T7">prophecy has been fulfilled. </text:span>You have accomplished your ambition and received everything that the world can give. <text:span text:style-name="T7">All of your dreams but one have been realized.</text:span> You have all the honors, all the gratitude that a world can give, yet I know that your heart is aching and after your duty is well done and the peace of the world is established, <text:span text:style-name="T7">you </text:span><text:span text:style-name="T7">will need Marie and her love more now than ever.</text:span></text:p>
          </table:table-cell>
          <table:table-cell table:number-columns-repeated="1019"/>
        </table:table-row>
        <table:table-row table:style-name="ro22">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61" office:value-type="string">
            <text:p>"What Marie Stanton had in her mind the night she wrote that letter and left the train on the way to St. Louis, I do not know, but I do know that<text:span text:style-name="T7"> she has rendered the greatest </text:span><text:span text:style-name="T7">service of any woman to this country. Whether she dreamed or realized what she </text:span><text:span text:style-name="T7">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7"> 'I will </text:span><text:span text:style-name="T7">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22" table:number-rows-repeated="1048535">
          <table:table-cell table:number-columns-repeated="1024"/>
        </table:table-row>
        <table:table-row table:style-name="ro22">
          <table:table-cell table:number-columns-repeated="1024"/>
        </table:table-row>
      </table:table>
      <table:table table:name="Mother"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6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64" table:number-columns-repeated="4"/>
          <table:table-cell table:number-columns-repeated="1018"/>
        </table:table-row>
        <table:table-row table:style-name="ro4">
          <table:table-cell table:style-name="ce63" office:value-type="string">
            <text:p>rluu: I need to go back through the events listed below and enter the timestamps given in TTTA, if there is one for the event</text:p>
          </table:table-cell>
          <table:table-cell table:style-name="ce64" table:number-columns-repeated="5"/>
          <table:table-cell table:number-columns-repeated="1018"/>
        </table:table-row>
        <table:table-row table:style-name="ro36">
          <table:table-cell table:style-name="ce63"/>
          <table:table-cell table:style-name="ce6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2"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2"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13">
          <table:table-cell office:value-type="string">
            <text:p>1</text:p>
          </table:table-cell>
          <table:table-cell office:value-type="string">
            <text:p>4</text:p>
          </table:table-cell>
          <table:table-cell table:number-columns-repeated="2"/>
          <table:table-cell table:style-name="ce22"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16">
          <table:table-cell office:value-type="string">
            <text:p>2</text:p>
          </table:table-cell>
          <table:table-cell office:value-type="string">
            <text:p>8</text:p>
          </table:table-cell>
          <table:table-cell table:number-columns-repeated="2"/>
          <table:table-cell table:style-name="ce22"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20">
          <table:table-cell office:value-type="string">
            <text:p>2</text:p>
          </table:table-cell>
          <table:table-cell office:value-type="string">
            <text:p>9</text:p>
          </table:table-cell>
          <table:table-cell table:number-columns-repeated="2"/>
          <table:table-cell table:style-name="ce22"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2"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13">
          <table:table-cell office:value-type="string">
            <text:p>2</text:p>
          </table:table-cell>
          <table:table-cell office:value-type="string">
            <text:p>11</text:p>
          </table:table-cell>
          <table:table-cell table:number-columns-repeated="2"/>
          <table:table-cell table:style-name="ce22"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2"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13">
          <table:table-cell office:value-type="string">
            <text:p>2</text:p>
          </table:table-cell>
          <table:table-cell office:value-type="string">
            <text:p>16</text:p>
          </table:table-cell>
          <table:table-cell table:number-columns-repeated="2"/>
          <table:table-cell table:style-name="ce22"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18">
          <table:table-cell office:value-type="string">
            <text:p>2</text:p>
          </table:table-cell>
          <table:table-cell office:value-type="string">
            <text:p>16</text:p>
          </table:table-cell>
          <table:table-cell table:number-columns-repeated="2"/>
          <table:table-cell table:style-name="ce22"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2"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37">
          <table:table-cell/>
          <table:table-cell office:value-type="string">
            <text:p>22</text:p>
          </table:table-cell>
          <table:table-cell table:number-columns-repeated="2"/>
          <table:table-cell table:style-name="ce22"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12">
          <table:table-cell/>
          <table:table-cell office:value-type="string">
            <text:p>23</text:p>
          </table:table-cell>
          <table:table-cell table:number-columns-repeated="2"/>
          <table:table-cell table:style-name="ce22"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18">
          <table:table-cell/>
          <table:table-cell office:value-type="string">
            <text:p>25</text:p>
          </table:table-cell>
          <table:table-cell table:number-columns-repeated="2"/>
          <table:table-cell table:style-name="ce22"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22"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18">
          <table:table-cell/>
          <table:table-cell office:value-type="string">
            <text:p>54</text:p>
          </table:table-cell>
          <table:table-cell table:number-columns-repeated="2"/>
          <table:table-cell table:style-name="ce22"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56" office:value-type="string">
            <text:p><text:s/>Give my <text:span text:style-name="T7">love to mother</text:span>, and all, Your son, WALTER.</text:p>
          </table:table-cell>
          <table:table-cell table:number-columns-repeated="1019"/>
        </table:table-row>
        <table:table-row table:style-name="ro2">
          <table:table-cell table:number-columns-repeated="4"/>
          <table:table-cell table:style-name="ce22"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2"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2"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18">
          <table:table-cell/>
          <table:table-cell office:value-type="string">
            <text:p>92</text:p>
          </table:table-cell>
          <table:table-cell table:number-columns-repeated="2"/>
          <table:table-cell table:style-name="ce22"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2"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6">
          <table:table-cell/>
          <table:table-cell office:value-type="string">
            <text:p>99</text:p>
          </table:table-cell>
          <table:table-cell office:value-type="string">
            <text:p>May 1</text:p>
          </table:table-cell>
          <table:table-cell/>
          <table:table-cell table:style-name="ce22"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10">Mrs. Gordon was </text:span><text:span text:style-name="T10">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2"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2"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2"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2"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2"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16">
          <table:table-cell/>
          <table:table-cell office:value-type="string">
            <text:p>158-159</text:p>
          </table:table-cell>
          <table:table-cell table:number-columns-repeated="2"/>
          <table:table-cell table:style-name="ce22"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18">
          <table:table-cell/>
          <table:table-cell office:value-type="string">
            <text:p>183</text:p>
          </table:table-cell>
          <table:table-cell table:number-columns-repeated="2"/>
          <table:table-cell table:style-name="ce22"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2"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18">
          <table:table-cell/>
          <table:table-cell office:value-type="string">
            <text:p>203</text:p>
          </table:table-cell>
          <table:table-cell table:number-columns-repeated="2"/>
          <table:table-cell table:style-name="ce22"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2"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18">
          <table:table-cell/>
          <table:table-cell office:value-type="string">
            <text:p>227</text:p>
          </table:table-cell>
          <table:table-cell table:number-columns-repeated="2"/>
          <table:table-cell table:style-name="ce22" office:value-type="string">
            <text:p>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2"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1">
          <table:table-cell/>
          <table:table-cell office:value-type="string">
            <text:p>228-229</text:p>
          </table:table-cell>
          <table:table-cell table:number-columns-repeated="2"/>
          <table:table-cell table:style-name="ce22"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2"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2"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2"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2" office:value-type="string">
            <text:p>His dear old mother was the happiest woman in the world. She greeted him affectionately; told him that all her dreams about him had come true.</text:p>
          </table:table-cell>
          <table:table-cell table:number-columns-repeated="1019"/>
        </table:table-row>
        <table:table-row table:style-name="ro12">
          <table:table-cell/>
          <table:table-cell office:value-type="string">
            <text:p>410</text:p>
          </table:table-cell>
          <table:table-cell table:number-columns-repeated="2"/>
          <table:table-cell table:style-name="ce22" office:value-type="string">
            <text:p><text:span text:style-name="T4">"I demand that the terms of peace be signed by women as well as men. They are more </text:span><text:span text:style-name="T4">just and merciful and will rule the country in the future. If women must continue to be the </text:span><text:span text:style-name="T3">mothers</text:span><text:span text:style-name="T4"> of our men, they must have the right to decide whether their sons shall be sent </text:span><text:span text:style-name="T4">to war or not. It will take time to arrange the plans for cities and countries as outlined by </text:span><text:span text:style-name="T4">Ezekiel and I expect that the terms will be acceptable and signed by the good women of </text:span><text:span text:style-name="T4">every nation.</text:span></text:p>
          </table:table-cell>
          <table:table-cell table:number-columns-repeated="1019"/>
        </table:table-row>
        <table:table-row table:style-name="ro18">
          <table:table-cell/>
          <table:table-cell office:value-type="string">
            <text:p>413</text:p>
          </table:table-cell>
          <table:table-cell table:number-columns-repeated="2"/>
          <table:table-cell table:style-name="ce6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2"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31">
          <table:table-cell/>
        </table:table-row>
      </table:table>
      <table:table table:name="Marie" table:style-name="ta1" table:print="false">
        <table:table-column table:style-name="co7" table:default-cell-style-name="Default"/>
        <table:table-row table:style-name="ro3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23:5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5-23T23:50:04</dc:date>
    <meta:editing-duration>P3DT16H25M51S</meta:editing-duration>
    <meta:editing-cycles>41</meta:editing-cycles>
    <meta:generator>LibreOffice/3.3$Unix LibreOffice_project/330m18$Build-4</meta:generator>
    <meta:document-statistic meta:table-count="17" meta:cell-count="1024" meta:object-count="0"/>
  </office:meta>
</office:document-meta>
</file>